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3_sum" table:style-name="ta1">
        <table:shapes>
          <draw:frame draw:z-index="0" draw:style-name="gr1" draw:text-style-name="P1" svg:width="453.86pt" svg:height="254.72pt" svg:x="720.99pt" svg:y="59.7pt">
            <loext:p draw:notify-on-update-of-ranges="rtu3_sum.C2:rtu3_sum.C101 rtu3_sum.H1:rtu3_sum.H1 rtu3_sum.H2:rtu3_sum.H101 rtu3_sum.C2:rtu3_sum.C101 rtu3_sum.I1:rtu3_sum.I1 rtu3_sum.I2:rtu3_sum.I101 rtu3_sum.K2:rtu3_sum.K101 rtu3_sum.C2:rtu3_sum.C101 rtu3_sum.C2:rtu3_sum.C101 rtu3_sum.J1:rtu3_sum.J1 rtu3_sum.J2:rtu3_sum.J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style-name="ce1" office:value-type="string" calcext:value-type="string">
            <text:p>RTU1(compr)</text:p>
          </table:table-cell>
          <table:table-cell table:style-name="ce1" office:value-type="string" calcext:value-type="string">
            <text:p>RTU2(compr)</text:p>
          </table:table-cell>
          <table:table-cell table:style-name="ce1" office:value-type="string" calcext:value-type="string">
            <text:p>RTU3</text:p>
          </table:table-cell>
          <table:table-cell table:style-name="ce1" office:value-type="string" calcext:value-type="string">
            <text:p>RTU4</text:p>
          </table:table-cell>
          <table:table-cell table:style-name="ce1" office:value-type="string" calcext:value-type="string">
            <text:p>sum_real</text:p>
          </table:table-cell>
          <table:table-cell table:style-name="ce1" office:value-type="string" calcext:value-type="string">
            <text:p>sum_dso</text:p>
          </table:table-cell>
          <table:table-cell table:style-name="ce1" office:value-type="string" calcext:value-type="string">
            <text:p>threshold</text:p>
          </table:table-cell>
          <table:table-cell office:value-type="string" calcext:value-type="string">
            <text:p>noAttack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03" calcext:value-type="float">
            <text:p>3803</text:p>
          </table:table-cell>
          <table:table-cell office:value-type="float" office:value="3" calcext:value-type="float">
            <text:p>3</text:p>
          </table:table-cell>
          <table:table-cell office:value-type="float" office:value="11.314880745117" calcext:value-type="float">
            <text:p>11.3148807451</text:p>
          </table:table-cell>
          <table:table-cell office:value-type="float" office:value="9.7878226931508" calcext:value-type="float">
            <text:p>9.7878226932</text:p>
          </table:table-cell>
          <table:table-cell office:value-type="float" office:value="8.2687628552785" calcext:value-type="float">
            <text:p>8.2687628553</text:p>
          </table:table-cell>
          <table:table-cell office:value-type="float" office:value="11.962498124351" calcext:value-type="float">
            <text:p>11.9624981244</text:p>
          </table:table-cell>
          <table:table-cell table:formula="of:=SUM([.D2:.G2])" office:value-type="float" office:value="41.3339644178973" calcext:value-type="float">
            <text:p>41.3339644179</text:p>
          </table:table-cell>
          <table:table-cell office:value-type="float" office:value="41.333964417898" calcext:value-type="float">
            <text:p>41.3339644179</text:p>
          </table:table-cell>
          <table:table-cell office:value-type="float" office:value="100" calcext:value-type="float">
            <text:p>100</text:p>
          </table:table-cell>
          <table:table-cell office:value-type="float" office:value="37.404576713057" calcext:value-type="float">
            <text:p>37.404576713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67" calcext:value-type="float">
            <text:p>4267</text:p>
          </table:table-cell>
          <table:table-cell office:value-type="float" office:value="6" calcext:value-type="float">
            <text:p>6</text:p>
          </table:table-cell>
          <table:table-cell office:value-type="float" office:value="11.12607053899" calcext:value-type="float">
            <text:p>11.126070539</text:p>
          </table:table-cell>
          <table:table-cell office:value-type="float" office:value="10.09126478446" calcext:value-type="float">
            <text:p>10.0912647845</text:p>
          </table:table-cell>
          <table:table-cell office:value-type="float" office:value="9.857514994311" calcext:value-type="float">
            <text:p>9.8575149943</text:p>
          </table:table-cell>
          <table:table-cell office:value-type="float" office:value="10.200972801824" calcext:value-type="float">
            <text:p>10.2009728018</text:p>
          </table:table-cell>
          <table:table-cell table:formula="of:=SUM([.D3:.G3])" office:value-type="float" office:value="41.275823119585" calcext:value-type="float">
            <text:p>41.2758231196</text:p>
          </table:table-cell>
          <table:table-cell office:value-type="float" office:value="41.275823119585" calcext:value-type="float">
            <text:p>41.2758231196</text:p>
          </table:table-cell>
          <table:table-cell office:value-type="float" office:value="100" calcext:value-type="float">
            <text:p>100</text:p>
          </table:table-cell>
          <table:table-cell office:value-type="float" office:value="36.271029692196" calcext:value-type="float">
            <text:p>36.271029692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731" calcext:value-type="float">
            <text:p>4731</text:p>
          </table:table-cell>
          <table:table-cell office:value-type="float" office:value="9" calcext:value-type="float">
            <text:p>9</text:p>
          </table:table-cell>
          <table:table-cell office:value-type="float" office:value="10.505277465325" calcext:value-type="float">
            <text:p>10.5052774653</text:p>
          </table:table-cell>
          <table:table-cell office:value-type="float" office:value="8.6121908313231" calcext:value-type="float">
            <text:p>8.6121908313</text:p>
          </table:table-cell>
          <table:table-cell office:value-type="float" office:value="11.670911919926" calcext:value-type="float">
            <text:p>11.6709119199</text:p>
          </table:table-cell>
          <table:table-cell office:value-type="float" office:value="8.9191479679504" calcext:value-type="float">
            <text:p>8.919147968</text:p>
          </table:table-cell>
          <table:table-cell table:formula="of:=SUM([.D4:.G4])" office:value-type="float" office:value="39.7075281845245" calcext:value-type="float">
            <text:p>39.7075281845</text:p>
          </table:table-cell>
          <table:table-cell office:value-type="float" office:value="39.707528184525" calcext:value-type="float">
            <text:p>39.7075281845</text:p>
          </table:table-cell>
          <table:table-cell office:value-type="float" office:value="100" calcext:value-type="float">
            <text:p>100</text:p>
          </table:table-cell>
          <table:table-cell office:value-type="float" office:value="40.432846741633" calcext:value-type="float">
            <text:p>40.43284674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195" calcext:value-type="float">
            <text:p>5195</text:p>
          </table:table-cell>
          <table:table-cell office:value-type="float" office:value="12" calcext:value-type="float">
            <text:p>12</text:p>
          </table:table-cell>
          <table:table-cell office:value-type="float" office:value="10.629571934255" calcext:value-type="float">
            <text:p>10.6295719343</text:p>
          </table:table-cell>
          <table:table-cell office:value-type="float" office:value="9.04640975588" calcext:value-type="float">
            <text:p>9.0464097559</text:p>
          </table:table-cell>
          <table:table-cell office:value-type="float" office:value="9.888130206058" calcext:value-type="float">
            <text:p>9.8881302061</text:p>
          </table:table-cell>
          <table:table-cell office:value-type="float" office:value="7.8981635957535" calcext:value-type="float">
            <text:p>7.8981635958</text:p>
          </table:table-cell>
          <table:table-cell table:formula="of:=SUM([.D5:.G5])" office:value-type="float" office:value="37.4622754919465" calcext:value-type="float">
            <text:p>37.4622754919</text:p>
          </table:table-cell>
          <table:table-cell office:value-type="float" office:value="37.462275491946" calcext:value-type="float">
            <text:p>37.4622754919</text:p>
          </table:table-cell>
          <table:table-cell office:value-type="float" office:value="100" calcext:value-type="float">
            <text:p>100</text:p>
          </table:table-cell>
          <table:table-cell office:value-type="float" office:value="42.816034208909" calcext:value-type="float">
            <text:p>42.816034208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59" calcext:value-type="float">
            <text:p>5659</text:p>
          </table:table-cell>
          <table:table-cell office:value-type="float" office:value="15" calcext:value-type="float">
            <text:p>15</text:p>
          </table:table-cell>
          <table:table-cell office:value-type="float" office:value="8.7668265561088" calcext:value-type="float">
            <text:p>8.7668265561</text:p>
          </table:table-cell>
          <table:table-cell office:value-type="float" office:value="9.6925059878638" calcext:value-type="float">
            <text:p>9.6925059879</text:p>
          </table:table-cell>
          <table:table-cell office:value-type="float" office:value="8.515676661942" calcext:value-type="float">
            <text:p>8.5156766619</text:p>
          </table:table-cell>
          <table:table-cell office:value-type="float" office:value="8.9113534279705" calcext:value-type="float">
            <text:p>8.911353428</text:p>
          </table:table-cell>
          <table:table-cell table:formula="of:=SUM([.D6:.G6])" office:value-type="float" office:value="35.8863626338851" calcext:value-type="float">
            <text:p>35.8863626339</text:p>
          </table:table-cell>
          <table:table-cell office:value-type="float" office:value="35.886362633885" calcext:value-type="float">
            <text:p>35.8863626339</text:p>
          </table:table-cell>
          <table:table-cell office:value-type="float" office:value="100" calcext:value-type="float">
            <text:p>100</text:p>
          </table:table-cell>
          <table:table-cell office:value-type="float" office:value="41.902858377704" calcext:value-type="float">
            <text:p>41.902858377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123" calcext:value-type="float">
            <text:p>6123</text:p>
          </table:table-cell>
          <table:table-cell office:value-type="float" office:value="18" calcext:value-type="float">
            <text:p>18</text:p>
          </table:table-cell>
          <table:table-cell office:value-type="float" office:value="10.425388704508" calcext:value-type="float">
            <text:p>10.4253887045</text:p>
          </table:table-cell>
          <table:table-cell office:value-type="float" office:value="10.050631845457" calcext:value-type="float">
            <text:p>10.0506318455</text:p>
          </table:table-cell>
          <table:table-cell office:value-type="float" office:value="9.7209856464454" calcext:value-type="float">
            <text:p>9.7209856464</text:p>
          </table:table-cell>
          <table:table-cell office:value-type="float" office:value="9.4155246078922" calcext:value-type="float">
            <text:p>9.4155246079</text:p>
          </table:table-cell>
          <table:table-cell table:formula="of:=SUM([.D7:.G7])" office:value-type="float" office:value="39.6125308043026" calcext:value-type="float">
            <text:p>39.6125308043</text:p>
          </table:table-cell>
          <table:table-cell office:value-type="float" office:value="39.612530804302" calcext:value-type="float">
            <text:p>39.6125308043</text:p>
          </table:table-cell>
          <table:table-cell office:value-type="float" office:value="100" calcext:value-type="float">
            <text:p>100</text:p>
          </table:table-cell>
          <table:table-cell office:value-type="float" office:value="41.225453940531" calcext:value-type="float">
            <text:p>41.225453940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587" calcext:value-type="float">
            <text:p>6587</text:p>
          </table:table-cell>
          <table:table-cell office:value-type="float" office:value="21" calcext:value-type="float">
            <text:p>21</text:p>
          </table:table-cell>
          <table:table-cell office:value-type="float" office:value="10.706287204789" calcext:value-type="float">
            <text:p>10.7062872048</text:p>
          </table:table-cell>
          <table:table-cell office:value-type="float" office:value="11.181335245353" calcext:value-type="float">
            <text:p>11.1813352454</text:p>
          </table:table-cell>
          <table:table-cell office:value-type="float" office:value="10.380339629109" calcext:value-type="float">
            <text:p>10.3803396291</text:p>
          </table:table-cell>
          <table:table-cell office:value-type="float" office:value="9.7062774477533" calcext:value-type="float">
            <text:p>9.7062774478</text:p>
          </table:table-cell>
          <table:table-cell table:formula="of:=SUM([.D8:.G8])" office:value-type="float" office:value="41.9742395270043" calcext:value-type="float">
            <text:p>41.974239527</text:p>
          </table:table-cell>
          <table:table-cell office:value-type="float" office:value="41.974239527004" calcext:value-type="float">
            <text:p>41.974239527</text:p>
          </table:table-cell>
          <table:table-cell office:value-type="float" office:value="100" calcext:value-type="float">
            <text:p>100</text:p>
          </table:table-cell>
          <table:table-cell office:value-type="float" office:value="42.462626995201" calcext:value-type="float">
            <text:p>42.462626995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051" calcext:value-type="float">
            <text:p>7051</text:p>
          </table:table-cell>
          <table:table-cell office:value-type="float" office:value="24" calcext:value-type="float">
            <text:p>24</text:p>
          </table:table-cell>
          <table:table-cell office:value-type="float" office:value="9.6231118532135" calcext:value-type="float">
            <text:p>9.6231118532</text:p>
          </table:table-cell>
          <table:table-cell office:value-type="float" office:value="12.611560470181" calcext:value-type="float">
            <text:p>12.6115604702</text:p>
          </table:table-cell>
          <table:table-cell office:value-type="float" office:value="10.74067261908" calcext:value-type="float">
            <text:p>10.7406726191</text:p>
          </table:table-cell>
          <table:table-cell office:value-type="float" office:value="10.132332788746" calcext:value-type="float">
            <text:p>10.1323327887</text:p>
          </table:table-cell>
          <table:table-cell table:formula="of:=SUM([.D9:.G9])" office:value-type="float" office:value="43.1076777312205" calcext:value-type="float">
            <text:p>43.1076777312</text:p>
          </table:table-cell>
          <table:table-cell office:value-type="float" office:value="43.10767773122" calcext:value-type="float">
            <text:p>43.1076777312</text:p>
          </table:table-cell>
          <table:table-cell office:value-type="float" office:value="100" calcext:value-type="float">
            <text:p>100</text:p>
          </table:table-cell>
          <table:table-cell office:value-type="float" office:value="39.144856083283" calcext:value-type="float">
            <text:p>39.144856083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515" calcext:value-type="float">
            <text:p>7515</text:p>
          </table:table-cell>
          <table:table-cell office:value-type="float" office:value="27" calcext:value-type="float">
            <text:p>27</text:p>
          </table:table-cell>
          <table:table-cell office:value-type="float" office:value="10.402752562501" calcext:value-type="float">
            <text:p>10.4027525625</text:p>
          </table:table-cell>
          <table:table-cell office:value-type="float" office:value="9.0518426066161" calcext:value-type="float">
            <text:p>9.0518426066</text:p>
          </table:table-cell>
          <table:table-cell office:value-type="float" office:value="8.8397404974574" calcext:value-type="float">
            <text:p>8.8397404975</text:p>
          </table:table-cell>
          <table:table-cell office:value-type="float" office:value="8.6800901367167" calcext:value-type="float">
            <text:p>8.6800901367</text:p>
          </table:table-cell>
          <table:table-cell table:formula="of:=SUM([.D10:.G10])" office:value-type="float" office:value="36.9744258032912" calcext:value-type="float">
            <text:p>36.9744258033</text:p>
          </table:table-cell>
          <table:table-cell office:value-type="float" office:value="36.974425803292" calcext:value-type="float">
            <text:p>36.9744258033</text:p>
          </table:table-cell>
          <table:table-cell office:value-type="float" office:value="100" calcext:value-type="float">
            <text:p>100</text:p>
          </table:table-cell>
          <table:table-cell office:value-type="float" office:value="37.543937432775" calcext:value-type="float">
            <text:p>37.54393743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979" calcext:value-type="float">
            <text:p>7979</text:p>
          </table:table-cell>
          <table:table-cell office:value-type="float" office:value="30" calcext:value-type="float">
            <text:p>30</text:p>
          </table:table-cell>
          <table:table-cell office:value-type="float" office:value="10.652408368933" calcext:value-type="float">
            <text:p>10.6524083689</text:p>
          </table:table-cell>
          <table:table-cell office:value-type="float" office:value="8.8793984129471" calcext:value-type="float">
            <text:p>8.8793984129</text:p>
          </table:table-cell>
          <table:table-cell office:value-type="float" office:value="7.3503166629592" calcext:value-type="float">
            <text:p>7.350316663</text:p>
          </table:table-cell>
          <table:table-cell office:value-type="float" office:value="11.140760255865" calcext:value-type="float">
            <text:p>11.1407602559</text:p>
          </table:table-cell>
          <table:table-cell table:formula="of:=SUM([.D11:.G11])" office:value-type="float" office:value="38.0228837007043" calcext:value-type="float">
            <text:p>38.0228837007</text:p>
          </table:table-cell>
          <table:table-cell office:value-type="float" office:value="38.022883700704" calcext:value-type="float">
            <text:p>38.0228837007</text:p>
          </table:table-cell>
          <table:table-cell office:value-type="float" office:value="100" calcext:value-type="float">
            <text:p>100</text:p>
          </table:table-cell>
          <table:table-cell office:value-type="float" office:value="39.094801114517" calcext:value-type="float">
            <text:p>39.09480111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443" calcext:value-type="float">
            <text:p>8443</text:p>
          </table:table-cell>
          <table:table-cell office:value-type="float" office:value="33" calcext:value-type="float">
            <text:p>33</text:p>
          </table:table-cell>
          <table:table-cell office:value-type="float" office:value="10.981541725471" calcext:value-type="float">
            <text:p>10.9815417255</text:p>
          </table:table-cell>
          <table:table-cell office:value-type="float" office:value="11.725297549011" calcext:value-type="float">
            <text:p>11.725297549</text:p>
          </table:table-cell>
          <table:table-cell office:value-type="float" office:value="9.2107035614105" calcext:value-type="float">
            <text:p>9.2107035614</text:p>
          </table:table-cell>
          <table:table-cell office:value-type="float" office:value="9.6635446713324" calcext:value-type="float">
            <text:p>9.6635446713</text:p>
          </table:table-cell>
          <table:table-cell table:formula="of:=SUM([.D12:.G12])" office:value-type="float" office:value="41.5810875072249" calcext:value-type="float">
            <text:p>41.5810875072</text:p>
          </table:table-cell>
          <table:table-cell office:value-type="float" office:value="41.581087507225" calcext:value-type="float">
            <text:p>41.5810875072</text:p>
          </table:table-cell>
          <table:table-cell office:value-type="float" office:value="100" calcext:value-type="float">
            <text:p>100</text:p>
          </table:table-cell>
          <table:table-cell office:value-type="float" office:value="43.478092050169" calcext:value-type="float">
            <text:p>43.478092050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907" calcext:value-type="float">
            <text:p>8907</text:p>
          </table:table-cell>
          <table:table-cell office:value-type="float" office:value="36" calcext:value-type="float">
            <text:p>36</text:p>
          </table:table-cell>
          <table:table-cell office:value-type="float" office:value="9.4369267800241" calcext:value-type="float">
            <text:p>9.43692678</text:p>
          </table:table-cell>
          <table:table-cell office:value-type="float" office:value="8.7815465381158" calcext:value-type="float">
            <text:p>8.7815465381</text:p>
          </table:table-cell>
          <table:table-cell office:value-type="float" office:value="10.563505864877" calcext:value-type="float">
            <text:p>10.5635058649</text:p>
          </table:table-cell>
          <table:table-cell office:value-type="float" office:value="9.3261154272194" calcext:value-type="float">
            <text:p>9.3261154272</text:p>
          </table:table-cell>
          <table:table-cell table:formula="of:=SUM([.D13:.G13])" office:value-type="float" office:value="38.1080946102363" calcext:value-type="float">
            <text:p>38.1080946102</text:p>
          </table:table-cell>
          <table:table-cell office:value-type="float" office:value="38.108094610236" calcext:value-type="float">
            <text:p>38.1080946102</text:p>
          </table:table-cell>
          <table:table-cell office:value-type="float" office:value="100" calcext:value-type="float">
            <text:p>100</text:p>
          </table:table-cell>
          <table:table-cell office:value-type="float" office:value="39.699658972671" calcext:value-type="float">
            <text:p>39.69965897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371" calcext:value-type="float">
            <text:p>9371</text:p>
          </table:table-cell>
          <table:table-cell office:value-type="float" office:value="39" calcext:value-type="float">
            <text:p>39</text:p>
          </table:table-cell>
          <table:table-cell office:value-type="float" office:value="6.9417581631746" calcext:value-type="float">
            <text:p>6.9417581632</text:p>
          </table:table-cell>
          <table:table-cell office:value-type="float" office:value="10.200933927403" calcext:value-type="float">
            <text:p>10.2009339274</text:p>
          </table:table-cell>
          <table:table-cell office:value-type="float" office:value="9.9088358564886" calcext:value-type="float">
            <text:p>9.9088358565</text:p>
          </table:table-cell>
          <table:table-cell office:value-type="float" office:value="11.283387265093" calcext:value-type="float">
            <text:p>11.2833872651</text:p>
          </table:table-cell>
          <table:table-cell table:formula="of:=SUM([.D14:.G14])" office:value-type="float" office:value="38.3349152121592" calcext:value-type="float">
            <text:p>38.3349152122</text:p>
          </table:table-cell>
          <table:table-cell office:value-type="float" office:value="38.33491521216" calcext:value-type="float">
            <text:p>38.3349152122</text:p>
          </table:table-cell>
          <table:table-cell office:value-type="float" office:value="100" calcext:value-type="float">
            <text:p>100</text:p>
          </table:table-cell>
          <table:table-cell office:value-type="float" office:value="41.534250996879" calcext:value-type="float">
            <text:p>41.534250996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835" calcext:value-type="float">
            <text:p>9835</text:p>
          </table:table-cell>
          <table:table-cell office:value-type="float" office:value="42" calcext:value-type="float">
            <text:p>42</text:p>
          </table:table-cell>
          <table:table-cell office:value-type="float" office:value="10.597925276048" calcext:value-type="float">
            <text:p>10.597925276</text:p>
          </table:table-cell>
          <table:table-cell office:value-type="float" office:value="6.2768985431294" calcext:value-type="float">
            <text:p>6.2768985431</text:p>
          </table:table-cell>
          <table:table-cell office:value-type="float" office:value="11.175067661918" calcext:value-type="float">
            <text:p>11.1750676619</text:p>
          </table:table-cell>
          <table:table-cell office:value-type="float" office:value="9.6221593242929" calcext:value-type="float">
            <text:p>9.6221593243</text:p>
          </table:table-cell>
          <table:table-cell table:formula="of:=SUM([.D15:.G15])" office:value-type="float" office:value="37.6720508053883" calcext:value-type="float">
            <text:p>37.6720508054</text:p>
          </table:table-cell>
          <table:table-cell office:value-type="float" office:value="37.672050805388" calcext:value-type="float">
            <text:p>37.6720508054</text:p>
          </table:table-cell>
          <table:table-cell office:value-type="float" office:value="100" calcext:value-type="float">
            <text:p>100</text:p>
          </table:table-cell>
          <table:table-cell office:value-type="float" office:value="41.111475947664" calcext:value-type="float">
            <text:p>41.111475947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299" calcext:value-type="float">
            <text:p>10299</text:p>
          </table:table-cell>
          <table:table-cell office:value-type="float" office:value="45" calcext:value-type="float">
            <text:p>45</text:p>
          </table:table-cell>
          <table:table-cell office:value-type="float" office:value="8.8215554573289" calcext:value-type="float">
            <text:p>8.8215554573</text:p>
          </table:table-cell>
          <table:table-cell office:value-type="float" office:value="11.08200308331" calcext:value-type="float">
            <text:p>11.0820030833</text:p>
          </table:table-cell>
          <table:table-cell office:value-type="float" office:value="10.946846747026" calcext:value-type="float">
            <text:p>10.946846747</text:p>
          </table:table-cell>
          <table:table-cell office:value-type="float" office:value="10.126166119382" calcext:value-type="float">
            <text:p>10.1261661194</text:p>
          </table:table-cell>
          <table:table-cell table:formula="of:=SUM([.D16:.G16])" office:value-type="float" office:value="40.9765714070469" calcext:value-type="float">
            <text:p>40.976571407</text:p>
          </table:table-cell>
          <table:table-cell office:value-type="float" office:value="40.976571407047" calcext:value-type="float">
            <text:p>40.976571407</text:p>
          </table:table-cell>
          <table:table-cell office:value-type="float" office:value="100" calcext:value-type="float">
            <text:p>100</text:p>
          </table:table-cell>
          <table:table-cell office:value-type="float" office:value="36.718287138951" calcext:value-type="float">
            <text:p>36.71828713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763" calcext:value-type="float">
            <text:p>10763</text:p>
          </table:table-cell>
          <table:table-cell office:value-type="float" office:value="48" calcext:value-type="float">
            <text:p>48</text:p>
          </table:table-cell>
          <table:table-cell office:value-type="float" office:value="12.306886741581" calcext:value-type="float">
            <text:p>12.3068867416</text:p>
          </table:table-cell>
          <table:table-cell office:value-type="float" office:value="10.838768627137" calcext:value-type="float">
            <text:p>10.8387686271</text:p>
          </table:table-cell>
          <table:table-cell office:value-type="float" office:value="11.008586084153" calcext:value-type="float">
            <text:p>11.0085860842</text:p>
          </table:table-cell>
          <table:table-cell office:value-type="float" office:value="10.409081767135" calcext:value-type="float">
            <text:p>10.4090817671</text:p>
          </table:table-cell>
          <table:table-cell table:formula="of:=SUM([.D17:.G17])" office:value-type="float" office:value="44.563323220006" calcext:value-type="float">
            <text:p>44.56332322</text:p>
          </table:table-cell>
          <table:table-cell office:value-type="float" office:value="44.563323220006" calcext:value-type="float">
            <text:p>44.56332322</text:p>
          </table:table-cell>
          <table:table-cell office:value-type="float" office:value="100" calcext:value-type="float">
            <text:p>100</text:p>
          </table:table-cell>
          <table:table-cell office:value-type="float" office:value="40.914118941329" calcext:value-type="float">
            <text:p>40.91411894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227" calcext:value-type="float">
            <text:p>11227</text:p>
          </table:table-cell>
          <table:table-cell office:value-type="float" office:value="51" calcext:value-type="float">
            <text:p>51</text:p>
          </table:table-cell>
          <table:table-cell office:value-type="float" office:value="9.1751629122097" calcext:value-type="float">
            <text:p>9.1751629122</text:p>
          </table:table-cell>
          <table:table-cell office:value-type="float" office:value="7.7201264235538" calcext:value-type="float">
            <text:p>7.7201264236</text:p>
          </table:table-cell>
          <table:table-cell office:value-type="float" office:value="10.443367940261" calcext:value-type="float">
            <text:p>10.4433679403</text:p>
          </table:table-cell>
          <table:table-cell office:value-type="float" office:value="11.628981945209" calcext:value-type="float">
            <text:p>11.6289819452</text:p>
          </table:table-cell>
          <table:table-cell table:formula="of:=SUM([.D18:.G18])" office:value-type="float" office:value="38.9676392212335" calcext:value-type="float">
            <text:p>38.9676392212</text:p>
          </table:table-cell>
          <table:table-cell office:value-type="float" office:value="38.967639221234" calcext:value-type="float">
            <text:p>38.9676392212</text:p>
          </table:table-cell>
          <table:table-cell office:value-type="float" office:value="100" calcext:value-type="float">
            <text:p>100</text:p>
          </table:table-cell>
          <table:table-cell office:value-type="float" office:value="38.641955506497" calcext:value-type="float">
            <text:p>38.641955506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691" calcext:value-type="float">
            <text:p>11691</text:p>
          </table:table-cell>
          <table:table-cell office:value-type="float" office:value="54" calcext:value-type="float">
            <text:p>54</text:p>
          </table:table-cell>
          <table:table-cell office:value-type="float" office:value="7.4742285587201" calcext:value-type="float">
            <text:p>7.4742285587</text:p>
          </table:table-cell>
          <table:table-cell office:value-type="float" office:value="9.5325070782245" calcext:value-type="float">
            <text:p>9.5325070782</text:p>
          </table:table-cell>
          <table:table-cell office:value-type="float" office:value="7.4280347775139" calcext:value-type="float">
            <text:p>7.4280347775</text:p>
          </table:table-cell>
          <table:table-cell office:value-type="float" office:value="11.30523524605" calcext:value-type="float">
            <text:p>11.3052352461</text:p>
          </table:table-cell>
          <table:table-cell table:formula="of:=SUM([.D19:.G19])" office:value-type="float" office:value="35.7400056605085" calcext:value-type="float">
            <text:p>35.7400056605</text:p>
          </table:table-cell>
          <table:table-cell office:value-type="float" office:value="35.740005660508" calcext:value-type="float">
            <text:p>35.7400056605</text:p>
          </table:table-cell>
          <table:table-cell office:value-type="float" office:value="100" calcext:value-type="float">
            <text:p>100</text:p>
          </table:table-cell>
          <table:table-cell office:value-type="float" office:value="42.500417789726" calcext:value-type="float">
            <text:p>42.500417789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155" calcext:value-type="float">
            <text:p>12155</text:p>
          </table:table-cell>
          <table:table-cell office:value-type="float" office:value="57" calcext:value-type="float">
            <text:p>57</text:p>
          </table:table-cell>
          <table:table-cell office:value-type="float" office:value="12.556240813408" calcext:value-type="float">
            <text:p>12.5562408134</text:p>
          </table:table-cell>
          <table:table-cell office:value-type="float" office:value="10.659252408188" calcext:value-type="float">
            <text:p>10.6592524082</text:p>
          </table:table-cell>
          <table:table-cell office:value-type="float" office:value="7.9664170621837" calcext:value-type="float">
            <text:p>7.9664170622</text:p>
          </table:table-cell>
          <table:table-cell office:value-type="float" office:value="9.3606386662685" calcext:value-type="float">
            <text:p>9.3606386663</text:p>
          </table:table-cell>
          <table:table-cell table:formula="of:=SUM([.D20:.G20])" office:value-type="float" office:value="40.5425489500482" calcext:value-type="float">
            <text:p>40.54254895</text:p>
          </table:table-cell>
          <table:table-cell office:value-type="float" office:value="40.542548950048" calcext:value-type="float">
            <text:p>40.54254895</text:p>
          </table:table-cell>
          <table:table-cell office:value-type="float" office:value="100" calcext:value-type="float">
            <text:p>100</text:p>
          </table:table-cell>
          <table:table-cell office:value-type="float" office:value="33.437303593584" calcext:value-type="float">
            <text:p>33.43730359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621" calcext:value-type="float">
            <text:p>12621</text:p>
          </table:table-cell>
          <table:table-cell office:value-type="float" office:value="60" calcext:value-type="float">
            <text:p>60</text:p>
          </table:table-cell>
          <table:table-cell office:value-type="float" office:value="30.804015932512" calcext:value-type="float">
            <text:p>30.8040159325</text:p>
          </table:table-cell>
          <table:table-cell office:value-type="float" office:value="29.52564570497" calcext:value-type="float">
            <text:p>29.525645705</text:p>
          </table:table-cell>
          <table:table-cell office:value-type="float" office:value="10.42018155928" calcext:value-type="float">
            <text:p>10.4201815593</text:p>
          </table:table-cell>
          <table:table-cell office:value-type="float" office:value="8.7549060724586" calcext:value-type="float">
            <text:p>8.7549060725</text:p>
          </table:table-cell>
          <table:table-cell table:formula="of:=SUM([.D21:.G21])" office:value-type="float" office:value="79.5047492692206" calcext:value-type="float">
            <text:p>79.5047492692</text:p>
          </table:table-cell>
          <table:table-cell office:value-type="float" office:value="39.822753631738" calcext:value-type="float">
            <text:p>39.8227536317</text:p>
          </table:table-cell>
          <table:table-cell office:value-type="float" office:value="100" calcext:value-type="float">
            <text:p>100</text:p>
          </table:table-cell>
          <table:table-cell office:value-type="float" office:value="80.67898702797" calcext:value-type="float">
            <text:p>80.6789870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085" calcext:value-type="float">
            <text:p>13085</text:p>
          </table:table-cell>
          <table:table-cell office:value-type="float" office:value="63" calcext:value-type="float">
            <text:p>63</text:p>
          </table:table-cell>
          <table:table-cell office:value-type="float" office:value="29.331622311428" calcext:value-type="float">
            <text:p>29.3316223114</text:p>
          </table:table-cell>
          <table:table-cell office:value-type="float" office:value="29.939226419534" calcext:value-type="float">
            <text:p>29.9392264195</text:p>
          </table:table-cell>
          <table:table-cell office:value-type="float" office:value="8.4141113616802" calcext:value-type="float">
            <text:p>8.4141113617</text:p>
          </table:table-cell>
          <table:table-cell office:value-type="float" office:value="8.835955105444" calcext:value-type="float">
            <text:p>8.8359551054</text:p>
          </table:table-cell>
          <table:table-cell table:formula="of:=SUM([.D22:.G22])" office:value-type="float" office:value="76.5209151980862" calcext:value-type="float">
            <text:p>76.5209151981</text:p>
          </table:table-cell>
          <table:table-cell office:value-type="float" office:value="37.897732467124" calcext:value-type="float">
            <text:p>37.8977324671</text:p>
          </table:table-cell>
          <table:table-cell office:value-type="float" office:value="100" calcext:value-type="float">
            <text:p>100</text:p>
          </table:table-cell>
          <table:table-cell office:value-type="float" office:value="32.52698422316" calcext:value-type="float">
            <text:p>32.526984223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549" calcext:value-type="float">
            <text:p>13549</text:p>
          </table:table-cell>
          <table:table-cell office:value-type="float" office:value="66" calcext:value-type="float">
            <text:p>66</text:p>
          </table:table-cell>
          <table:table-cell office:value-type="float" office:value="30.273592046398" calcext:value-type="float">
            <text:p>30.2735920464</text:p>
          </table:table-cell>
          <table:table-cell office:value-type="float" office:value="30.942284643707" calcext:value-type="float">
            <text:p>30.9422846437</text:p>
          </table:table-cell>
          <table:table-cell office:value-type="float" office:value="10.108710032312" calcext:value-type="float">
            <text:p>10.1087100323</text:p>
          </table:table-cell>
          <table:table-cell office:value-type="float" office:value="11.483063409048" calcext:value-type="float">
            <text:p>11.483063409</text:p>
          </table:table-cell>
          <table:table-cell table:formula="of:=SUM([.D23:.G23])" office:value-type="float" office:value="82.807650131465" calcext:value-type="float">
            <text:p>82.8076501315</text:p>
          </table:table-cell>
          <table:table-cell office:value-type="float" office:value="42.23943944136" calcext:value-type="float">
            <text:p>42.2394394414</text:p>
          </table:table-cell>
          <table:table-cell office:value-type="float" office:value="100" calcext:value-type="float">
            <text:p>100</text:p>
          </table:table-cell>
          <table:table-cell office:value-type="float" office:value="30.048696024428" calcext:value-type="float">
            <text:p>30.048696024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013" calcext:value-type="float">
            <text:p>14013</text:p>
          </table:table-cell>
          <table:table-cell office:value-type="float" office:value="69" calcext:value-type="float">
            <text:p>69</text:p>
          </table:table-cell>
          <table:table-cell office:value-type="float" office:value="30.701716539906" calcext:value-type="float">
            <text:p>30.7017165399</text:p>
          </table:table-cell>
          <table:table-cell office:value-type="float" office:value="30.496043245617" calcext:value-type="float">
            <text:p>30.4960432456</text:p>
          </table:table-cell>
          <table:table-cell office:value-type="float" office:value="10.330969795524" calcext:value-type="float">
            <text:p>10.3309697955</text:p>
          </table:table-cell>
          <table:table-cell office:value-type="float" office:value="9.5371675527237" calcext:value-type="float">
            <text:p>9.5371675527</text:p>
          </table:table-cell>
          <table:table-cell table:formula="of:=SUM([.D24:.G24])" office:value-type="float" office:value="81.0658971337707" calcext:value-type="float">
            <text:p>81.0658971338</text:p>
          </table:table-cell>
          <table:table-cell office:value-type="float" office:value="40.515803348248" calcext:value-type="float">
            <text:p>40.5158033482</text:p>
          </table:table-cell>
          <table:table-cell office:value-type="float" office:value="100" calcext:value-type="float">
            <text:p>100</text:p>
          </table:table-cell>
          <table:table-cell office:value-type="float" office:value="28.312276572403" calcext:value-type="float">
            <text:p>28.312276572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77" calcext:value-type="float">
            <text:p>14477</text:p>
          </table:table-cell>
          <table:table-cell office:value-type="float" office:value="72" calcext:value-type="float">
            <text:p>72</text:p>
          </table:table-cell>
          <table:table-cell office:value-type="float" office:value="31.081101001691" calcext:value-type="float">
            <text:p>31.0811010017</text:p>
          </table:table-cell>
          <table:table-cell office:value-type="float" office:value="30.565075717757" calcext:value-type="float">
            <text:p>30.5650757178</text:p>
          </table:table-cell>
          <table:table-cell office:value-type="float" office:value="10.730044041391" calcext:value-type="float">
            <text:p>10.7300440414</text:p>
          </table:table-cell>
          <table:table-cell office:value-type="float" office:value="8.9624847522634" calcext:value-type="float">
            <text:p>8.9624847523</text:p>
          </table:table-cell>
          <table:table-cell table:formula="of:=SUM([.D25:.G25])" office:value-type="float" office:value="81.3387055131024" calcext:value-type="float">
            <text:p>81.3387055131</text:p>
          </table:table-cell>
          <table:table-cell office:value-type="float" office:value="40.340194793654" calcext:value-type="float">
            <text:p>40.3401947937</text:p>
          </table:table-cell>
          <table:table-cell office:value-type="float" office:value="100" calcext:value-type="float">
            <text:p>100</text:p>
          </table:table-cell>
          <table:table-cell office:value-type="float" office:value="29.942403247247" calcext:value-type="float">
            <text:p>29.942403247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941" calcext:value-type="float">
            <text:p>14941</text:p>
          </table:table-cell>
          <table:table-cell office:value-type="float" office:value="75" calcext:value-type="float">
            <text:p>75</text:p>
          </table:table-cell>
          <table:table-cell office:value-type="float" office:value="29.736145162351" calcext:value-type="float">
            <text:p>29.7361451624</text:p>
          </table:table-cell>
          <table:table-cell office:value-type="float" office:value="28.28552903606" calcext:value-type="float">
            <text:p>28.2855290361</text:p>
          </table:table-cell>
          <table:table-cell office:value-type="float" office:value="9.7720082061901" calcext:value-type="float">
            <text:p>9.7720082062</text:p>
          </table:table-cell>
          <table:table-cell office:value-type="float" office:value="9.8149762220132" calcext:value-type="float">
            <text:p>9.814976222</text:p>
          </table:table-cell>
          <table:table-cell table:formula="of:=SUM([.D26:.G26])" office:value-type="float" office:value="77.6086586266143" calcext:value-type="float">
            <text:p>77.6086586266</text:p>
          </table:table-cell>
          <table:table-cell office:value-type="float" office:value="40.234650428203" calcext:value-type="float">
            <text:p>40.2346504282</text:p>
          </table:table-cell>
          <table:table-cell office:value-type="float" office:value="100" calcext:value-type="float">
            <text:p>100</text:p>
          </table:table-cell>
          <table:table-cell office:value-type="float" office:value="29.664101696253" calcext:value-type="float">
            <text:p>29.664101696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405" calcext:value-type="float">
            <text:p>15405</text:p>
          </table:table-cell>
          <table:table-cell office:value-type="float" office:value="78" calcext:value-type="float">
            <text:p>78</text:p>
          </table:table-cell>
          <table:table-cell office:value-type="float" office:value="30.250834108883" calcext:value-type="float">
            <text:p>30.2508341089</text:p>
          </table:table-cell>
          <table:table-cell office:value-type="float" office:value="30.86382344561" calcext:value-type="float">
            <text:p>30.8638234456</text:p>
          </table:table-cell>
          <table:table-cell office:value-type="float" office:value="8.1987290697105" calcext:value-type="float">
            <text:p>8.1987290697</text:p>
          </table:table-cell>
          <table:table-cell office:value-type="float" office:value="12.217963115784" calcext:value-type="float">
            <text:p>12.2179631158</text:p>
          </table:table-cell>
          <table:table-cell table:formula="of:=SUM([.D27:.G27])" office:value-type="float" office:value="81.5313497399875" calcext:value-type="float">
            <text:p>81.53134974</text:p>
          </table:table-cell>
          <table:table-cell office:value-type="float" office:value="41.064358185495" calcext:value-type="float">
            <text:p>41.0643581855</text:p>
          </table:table-cell>
          <table:table-cell office:value-type="float" office:value="100" calcext:value-type="float">
            <text:p>100</text:p>
          </table:table-cell>
          <table:table-cell office:value-type="float" office:value="28.07404953494" calcext:value-type="float">
            <text:p>28.074049534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869" calcext:value-type="float">
            <text:p>15869</text:p>
          </table:table-cell>
          <table:table-cell office:value-type="float" office:value="81" calcext:value-type="float">
            <text:p>81</text:p>
          </table:table-cell>
          <table:table-cell office:value-type="float" office:value="28.828168013729" calcext:value-type="float">
            <text:p>28.8281680137</text:p>
          </table:table-cell>
          <table:table-cell office:value-type="float" office:value="30.607559735603" calcext:value-type="float">
            <text:p>30.6075597356</text:p>
          </table:table-cell>
          <table:table-cell office:value-type="float" office:value="9.2708824777867" calcext:value-type="float">
            <text:p>9.2708824778</text:p>
          </table:table-cell>
          <table:table-cell office:value-type="float" office:value="10.203257419492" calcext:value-type="float">
            <text:p>10.2032574195</text:p>
          </table:table-cell>
          <table:table-cell table:formula="of:=SUM([.D28:.G28])" office:value-type="float" office:value="78.9098676466107" calcext:value-type="float">
            <text:p>78.9098676466</text:p>
          </table:table-cell>
          <table:table-cell office:value-type="float" office:value="40.121805897279" calcext:value-type="float">
            <text:p>40.1218058973</text:p>
          </table:table-cell>
          <table:table-cell office:value-type="float" office:value="100" calcext:value-type="float">
            <text:p>100</text:p>
          </table:table-cell>
          <table:table-cell office:value-type="float" office:value="26.684332284769" calcext:value-type="float">
            <text:p>26.684332284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6333" calcext:value-type="float">
            <text:p>16333</text:p>
          </table:table-cell>
          <table:table-cell office:value-type="float" office:value="84" calcext:value-type="float">
            <text:p>84</text:p>
          </table:table-cell>
          <table:table-cell office:value-type="float" office:value="29.8776018763" calcext:value-type="float">
            <text:p>29.8776018763</text:p>
          </table:table-cell>
          <table:table-cell office:value-type="float" office:value="27.356297573365" calcext:value-type="float">
            <text:p>27.3562975734</text:p>
          </table:table-cell>
          <table:table-cell office:value-type="float" office:value="8.8010093761549" calcext:value-type="float">
            <text:p>8.8010093762</text:p>
          </table:table-cell>
          <table:table-cell office:value-type="float" office:value="9.5955163062253" calcext:value-type="float">
            <text:p>9.5955163062</text:p>
          </table:table-cell>
          <table:table-cell table:formula="of:=SUM([.D29:.G29])" office:value-type="float" office:value="75.6304251320452" calcext:value-type="float">
            <text:p>75.630425132</text:p>
          </table:table-cell>
          <table:table-cell office:value-type="float" office:value="39.04419168238" calcext:value-type="float">
            <text:p>39.0441916824</text:p>
          </table:table-cell>
          <table:table-cell office:value-type="float" office:value="100" calcext:value-type="float">
            <text:p>100</text:p>
          </table:table-cell>
          <table:table-cell office:value-type="float" office:value="30.012981758582" calcext:value-type="float">
            <text:p>30.01298175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6797" calcext:value-type="float">
            <text:p>16797</text:p>
          </table:table-cell>
          <table:table-cell office:value-type="float" office:value="87" calcext:value-type="float">
            <text:p>87</text:p>
          </table:table-cell>
          <table:table-cell office:value-type="float" office:value="29.481278255484" calcext:value-type="float">
            <text:p>29.4812782555</text:p>
          </table:table-cell>
          <table:table-cell office:value-type="float" office:value="30.316180122583" calcext:value-type="float">
            <text:p>30.3161801226</text:p>
          </table:table-cell>
          <table:table-cell office:value-type="float" office:value="10.4317813274" calcext:value-type="float">
            <text:p>10.4317813274</text:p>
          </table:table-cell>
          <table:table-cell office:value-type="float" office:value="8.3391191850296" calcext:value-type="float">
            <text:p>8.339119185</text:p>
          </table:table-cell>
          <table:table-cell table:formula="of:=SUM([.D30:.G30])" office:value-type="float" office:value="78.5683588904966" calcext:value-type="float">
            <text:p>78.5683588905</text:p>
          </table:table-cell>
          <table:table-cell office:value-type="float" office:value="39.418566512429" calcext:value-type="float">
            <text:p>39.4185665124</text:p>
          </table:table-cell>
          <table:table-cell office:value-type="float" office:value="100" calcext:value-type="float">
            <text:p>100</text:p>
          </table:table-cell>
          <table:table-cell office:value-type="float" office:value="29.222535986833" calcext:value-type="float">
            <text:p>29.22253598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263" calcext:value-type="float">
            <text:p>17263</text:p>
          </table:table-cell>
          <table:table-cell office:value-type="float" office:value="90" calcext:value-type="float">
            <text:p>90</text:p>
          </table:table-cell>
          <table:table-cell office:value-type="float" office:value="29.453959624271" calcext:value-type="float">
            <text:p>29.4539596243</text:p>
          </table:table-cell>
          <table:table-cell office:value-type="float" office:value="29.088287648269" calcext:value-type="float">
            <text:p>29.0882876483</text:p>
          </table:table-cell>
          <table:table-cell office:value-type="float" office:value="9.9792579066601" calcext:value-type="float">
            <text:p>9.9792579067</text:p>
          </table:table-cell>
          <table:table-cell office:value-type="float" office:value="9.9651010014834" calcext:value-type="float">
            <text:p>9.9651010015</text:p>
          </table:table-cell>
          <table:table-cell table:formula="of:=SUM([.D31:.G31])" office:value-type="float" office:value="78.4866061806835" calcext:value-type="float">
            <text:p>78.4866061807</text:p>
          </table:table-cell>
          <table:table-cell office:value-type="float" office:value="40.592024908143" calcext:value-type="float">
            <text:p>40.5920249081</text:p>
          </table:table-cell>
          <table:table-cell office:value-type="float" office:value="100" calcext:value-type="float">
            <text:p>100</text:p>
          </table:table-cell>
          <table:table-cell office:value-type="float" office:value="29.610301070133" calcext:value-type="float">
            <text:p>29.610301070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8745" calcext:value-type="float">
            <text:p>18745</text:p>
          </table:table-cell>
          <table:table-cell office:value-type="float" office:value="93" calcext:value-type="float">
            <text:p>93</text:p>
          </table:table-cell>
          <table:table-cell office:value-type="float" office:value="29.366921043709" calcext:value-type="float">
            <text:p>29.3669210437</text:p>
          </table:table-cell>
          <table:table-cell office:value-type="float" office:value="29.328336829872" calcext:value-type="float">
            <text:p>29.3283368299</text:p>
          </table:table-cell>
          <table:table-cell office:value-type="float" office:value="9.0615794198399" calcext:value-type="float">
            <text:p>9.0615794198</text:p>
          </table:table-cell>
          <table:table-cell office:value-type="float" office:value="8.6068129523474" calcext:value-type="float">
            <text:p>8.6068129523</text:p>
          </table:table-cell>
          <table:table-cell table:formula="of:=SUM([.D32:.G32])" office:value-type="float" office:value="76.3636502457683" calcext:value-type="float">
            <text:p>76.3636502458</text:p>
          </table:table-cell>
          <table:table-cell office:value-type="float" office:value="38.316058372187" calcext:value-type="float">
            <text:p>38.3160583722</text:p>
          </table:table-cell>
          <table:table-cell office:value-type="float" office:value="100" calcext:value-type="float">
            <text:p>100</text:p>
          </table:table-cell>
          <table:table-cell office:value-type="float" office:value="32.235194479516" calcext:value-type="float">
            <text:p>32.235194479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209" calcext:value-type="float">
            <text:p>19209</text:p>
          </table:table-cell>
          <table:table-cell office:value-type="float" office:value="96" calcext:value-type="float">
            <text:p>96</text:p>
          </table:table-cell>
          <table:table-cell office:value-type="float" office:value="29.545026017545" calcext:value-type="float">
            <text:p>29.5450260175</text:p>
          </table:table-cell>
          <table:table-cell office:value-type="float" office:value="31.488653308557" calcext:value-type="float">
            <text:p>31.4886533086</text:p>
          </table:table-cell>
          <table:table-cell office:value-type="float" office:value="7.8694561301219" calcext:value-type="float">
            <text:p>7.8694561301</text:p>
          </table:table-cell>
          <table:table-cell office:value-type="float" office:value="9.6626899209632" calcext:value-type="float">
            <text:p>9.662689921</text:p>
          </table:table-cell>
          <table:table-cell table:formula="of:=SUM([.D33:.G33])" office:value-type="float" office:value="78.5658253771871" calcext:value-type="float">
            <text:p>78.5658253772</text:p>
          </table:table-cell>
          <table:table-cell office:value-type="float" office:value="38.179812051085" calcext:value-type="float">
            <text:p>38.1798120511</text:p>
          </table:table-cell>
          <table:table-cell office:value-type="float" office:value="100" calcext:value-type="float">
            <text:p>100</text:p>
          </table:table-cell>
          <table:table-cell office:value-type="float" office:value="30.598363761374" calcext:value-type="float">
            <text:p>30.59836376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673" calcext:value-type="float">
            <text:p>19673</text:p>
          </table:table-cell>
          <table:table-cell office:value-type="float" office:value="99" calcext:value-type="float">
            <text:p>99</text:p>
          </table:table-cell>
          <table:table-cell office:value-type="float" office:value="29.011911842446" calcext:value-type="float">
            <text:p>29.0119118424</text:p>
          </table:table-cell>
          <table:table-cell office:value-type="float" office:value="29.512942235268" calcext:value-type="float">
            <text:p>29.5129422353</text:p>
          </table:table-cell>
          <table:table-cell office:value-type="float" office:value="8.68650924215" calcext:value-type="float">
            <text:p>8.6865092422</text:p>
          </table:table-cell>
          <table:table-cell office:value-type="float" office:value="10.019045252739" calcext:value-type="float">
            <text:p>10.0190452527</text:p>
          </table:table-cell>
          <table:table-cell table:formula="of:=SUM([.D34:.G34])" office:value-type="float" office:value="77.230408572603" calcext:value-type="float">
            <text:p>77.2304085726</text:p>
          </table:table-cell>
          <table:table-cell office:value-type="float" office:value="39.353220494889" calcext:value-type="float">
            <text:p>39.3532204949</text:p>
          </table:table-cell>
          <table:table-cell office:value-type="float" office:value="100" calcext:value-type="float">
            <text:p>100</text:p>
          </table:table-cell>
          <table:table-cell office:value-type="float" office:value="29.828003409282" calcext:value-type="float">
            <text:p>29.828003409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37" calcext:value-type="float">
            <text:p>20137</text:p>
          </table:table-cell>
          <table:table-cell office:value-type="float" office:value="102" calcext:value-type="float">
            <text:p>102</text:p>
          </table:table-cell>
          <table:table-cell office:value-type="float" office:value="29.910041039115" calcext:value-type="float">
            <text:p>29.9100410391</text:p>
          </table:table-cell>
          <table:table-cell office:value-type="float" office:value="31.280776304275" calcext:value-type="float">
            <text:p>31.2807763043</text:p>
          </table:table-cell>
          <table:table-cell office:value-type="float" office:value="12.387145818433" calcext:value-type="float">
            <text:p>12.3871458184</text:p>
          </table:table-cell>
          <table:table-cell office:value-type="float" office:value="11.151464927408" calcext:value-type="float">
            <text:p>11.1514649274</text:p>
          </table:table-cell>
          <table:table-cell table:formula="of:=SUM([.D35:.G35])" office:value-type="float" office:value="84.729428089231" calcext:value-type="float">
            <text:p>84.7294280892</text:p>
          </table:table-cell>
          <table:table-cell office:value-type="float" office:value="44.186276745842" calcext:value-type="float">
            <text:p>44.1862767458</text:p>
          </table:table-cell>
          <table:table-cell office:value-type="float" office:value="100" calcext:value-type="float">
            <text:p>100</text:p>
          </table:table-cell>
          <table:table-cell office:value-type="float" office:value="28.855913799992" calcext:value-type="float">
            <text:p>28.855913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601" calcext:value-type="float">
            <text:p>20601</text:p>
          </table:table-cell>
          <table:table-cell office:value-type="float" office:value="105" calcext:value-type="float">
            <text:p>105</text:p>
          </table:table-cell>
          <table:table-cell office:value-type="float" office:value="30.536263163609" calcext:value-type="float">
            <text:p>30.5362631636</text:p>
          </table:table-cell>
          <table:table-cell office:value-type="float" office:value="29.150143683266" calcext:value-type="float">
            <text:p>29.1501436833</text:p>
          </table:table-cell>
          <table:table-cell office:value-type="float" office:value="11.616200460499" calcext:value-type="float">
            <text:p>11.6162004605</text:p>
          </table:table-cell>
          <table:table-cell office:value-type="float" office:value="12.00382524236" calcext:value-type="float">
            <text:p>12.0038252424</text:p>
          </table:table-cell>
          <table:table-cell table:formula="of:=SUM([.D36:.G36])" office:value-type="float" office:value="83.306432549734" calcext:value-type="float">
            <text:p>83.3064325497</text:p>
          </table:table-cell>
          <table:table-cell office:value-type="float" office:value="44.26769170286" calcext:value-type="float">
            <text:p>44.2676917029</text:p>
          </table:table-cell>
          <table:table-cell office:value-type="float" office:value="100" calcext:value-type="float">
            <text:p>100</text:p>
          </table:table-cell>
          <table:table-cell office:value-type="float" office:value="28.525956074728" calcext:value-type="float">
            <text:p>28.52595607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1065" calcext:value-type="float">
            <text:p>21065</text:p>
          </table:table-cell>
          <table:table-cell office:value-type="float" office:value="108" calcext:value-type="float">
            <text:p>108</text:p>
          </table:table-cell>
          <table:table-cell office:value-type="float" office:value="30.042524630208" calcext:value-type="float">
            <text:p>30.0425246302</text:p>
          </table:table-cell>
          <table:table-cell office:value-type="float" office:value="31.403098082209" calcext:value-type="float">
            <text:p>31.4030980822</text:p>
          </table:table-cell>
          <table:table-cell office:value-type="float" office:value="11.29578524634" calcext:value-type="float">
            <text:p>11.2957852463</text:p>
          </table:table-cell>
          <table:table-cell office:value-type="float" office:value="8.4067618450944" calcext:value-type="float">
            <text:p>8.4067618451</text:p>
          </table:table-cell>
          <table:table-cell table:formula="of:=SUM([.D37:.G37])" office:value-type="float" office:value="81.1481698038514" calcext:value-type="float">
            <text:p>81.1481698039</text:p>
          </table:table-cell>
          <table:table-cell office:value-type="float" office:value="40.350213091434" calcext:value-type="float">
            <text:p>40.3502130914</text:p>
          </table:table-cell>
          <table:table-cell office:value-type="float" office:value="100" calcext:value-type="float">
            <text:p>100</text:p>
          </table:table-cell>
          <table:table-cell office:value-type="float" office:value="30.482231376035" calcext:value-type="float">
            <text:p>30.48223137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1529" calcext:value-type="float">
            <text:p>21529</text:p>
          </table:table-cell>
          <table:table-cell office:value-type="float" office:value="111" calcext:value-type="float">
            <text:p>111</text:p>
          </table:table-cell>
          <table:table-cell office:value-type="float" office:value="28.601093357118" calcext:value-type="float">
            <text:p>28.6010933571</text:p>
          </table:table-cell>
          <table:table-cell office:value-type="float" office:value="30.977019677023" calcext:value-type="float">
            <text:p>30.977019677</text:p>
          </table:table-cell>
          <table:table-cell office:value-type="float" office:value="11.604424798451" calcext:value-type="float">
            <text:p>11.6044247985</text:p>
          </table:table-cell>
          <table:table-cell office:value-type="float" office:value="9.4185215088072" calcext:value-type="float">
            <text:p>9.4185215088</text:p>
          </table:table-cell>
          <table:table-cell table:formula="of:=SUM([.D38:.G38])" office:value-type="float" office:value="80.6010593413992" calcext:value-type="float">
            <text:p>80.6010593414</text:p>
          </table:table-cell>
          <table:table-cell office:value-type="float" office:value="41.670612307258" calcext:value-type="float">
            <text:p>41.6706123073</text:p>
          </table:table-cell>
          <table:table-cell office:value-type="float" office:value="100" calcext:value-type="float">
            <text:p>100</text:p>
          </table:table-cell>
          <table:table-cell office:value-type="float" office:value="30.515463415878" calcext:value-type="float">
            <text:p>30.51546341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1993" calcext:value-type="float">
            <text:p>21993</text:p>
          </table:table-cell>
          <table:table-cell office:value-type="float" office:value="114" calcext:value-type="float">
            <text:p>114</text:p>
          </table:table-cell>
          <table:table-cell office:value-type="float" office:value="29.691534244484" calcext:value-type="float">
            <text:p>29.6915342445</text:p>
          </table:table-cell>
          <table:table-cell office:value-type="float" office:value="29.0436009767" calcext:value-type="float">
            <text:p>29.0436009767</text:p>
          </table:table-cell>
          <table:table-cell office:value-type="float" office:value="9.386590735356" calcext:value-type="float">
            <text:p>9.3865907354</text:p>
          </table:table-cell>
          <table:table-cell office:value-type="float" office:value="8.661303462541" calcext:value-type="float">
            <text:p>8.6613034625</text:p>
          </table:table-cell>
          <table:table-cell table:formula="of:=SUM([.D39:.G39])" office:value-type="float" office:value="76.783029419081" calcext:value-type="float">
            <text:p>76.7830294191</text:p>
          </table:table-cell>
          <table:table-cell office:value-type="float" office:value="38.695560197897" calcext:value-type="float">
            <text:p>38.6955601979</text:p>
          </table:table-cell>
          <table:table-cell office:value-type="float" office:value="100" calcext:value-type="float">
            <text:p>100</text:p>
          </table:table-cell>
          <table:table-cell office:value-type="float" office:value="30.228784469083" calcext:value-type="float">
            <text:p>30.228784469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457" calcext:value-type="float">
            <text:p>22457</text:p>
          </table:table-cell>
          <table:table-cell office:value-type="float" office:value="117" calcext:value-type="float">
            <text:p>117</text:p>
          </table:table-cell>
          <table:table-cell office:value-type="float" office:value="29.637281469476" calcext:value-type="float">
            <text:p>29.6372814695</text:p>
          </table:table-cell>
          <table:table-cell office:value-type="float" office:value="28.220016592067" calcext:value-type="float">
            <text:p>28.2200165921</text:p>
          </table:table-cell>
          <table:table-cell office:value-type="float" office:value="9.3313883938111" calcext:value-type="float">
            <text:p>9.3313883938</text:p>
          </table:table-cell>
          <table:table-cell office:value-type="float" office:value="6.6390109951019" calcext:value-type="float">
            <text:p>6.6390109951</text:p>
          </table:table-cell>
          <table:table-cell table:formula="of:=SUM([.D40:.G40])" office:value-type="float" office:value="73.827697450456" calcext:value-type="float">
            <text:p>73.8276974505</text:p>
          </table:table-cell>
          <table:table-cell office:value-type="float" office:value="36.618065388913" calcext:value-type="float">
            <text:p>36.6180653889</text:p>
          </table:table-cell>
          <table:table-cell office:value-type="float" office:value="100" calcext:value-type="float">
            <text:p>100</text:p>
          </table:table-cell>
          <table:table-cell office:value-type="float" office:value="29.647464850044" calcext:value-type="float">
            <text:p>29.6474648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921" calcext:value-type="float">
            <text:p>22921</text:p>
          </table:table-cell>
          <table:table-cell office:value-type="float" office:value="120" calcext:value-type="float">
            <text:p>120</text:p>
          </table:table-cell>
          <table:table-cell office:value-type="float" office:value="32.091745119887" calcext:value-type="float">
            <text:p>32.0917451199</text:p>
          </table:table-cell>
          <table:table-cell office:value-type="float" office:value="28.860396541711" calcext:value-type="float">
            <text:p>28.8603965417</text:p>
          </table:table-cell>
          <table:table-cell office:value-type="float" office:value="11.340030772569" calcext:value-type="float">
            <text:p>11.3400307726</text:p>
          </table:table-cell>
          <table:table-cell office:value-type="float" office:value="9.3713989968537" calcext:value-type="float">
            <text:p>9.3713989969</text:p>
          </table:table-cell>
          <table:table-cell table:formula="of:=SUM([.D41:.G41])" office:value-type="float" office:value="81.6635714310207" calcext:value-type="float">
            <text:p>81.663571431</text:p>
          </table:table-cell>
          <table:table-cell office:value-type="float" office:value="41.359095769422" calcext:value-type="float">
            <text:p>41.3590957694</text:p>
          </table:table-cell>
          <table:table-cell office:value-type="float" office:value="100" calcext:value-type="float">
            <text:p>100</text:p>
          </table:table-cell>
          <table:table-cell office:value-type="float" office:value="29.503227189541" calcext:value-type="float">
            <text:p>29.503227189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511" calcext:value-type="float">
            <text:p>24511</text:p>
          </table:table-cell>
          <table:table-cell office:value-type="float" office:value="123" calcext:value-type="float">
            <text:p>123</text:p>
          </table:table-cell>
          <table:table-cell office:value-type="float" office:value="29.594805465052" calcext:value-type="float">
            <text:p>29.5948054651</text:p>
          </table:table-cell>
          <table:table-cell office:value-type="float" office:value="31.087745957811" calcext:value-type="float">
            <text:p>31.0877459578</text:p>
          </table:table-cell>
          <table:table-cell office:value-type="float" office:value="7.4126687424962" calcext:value-type="float">
            <text:p>7.4126687425</text:p>
          </table:table-cell>
          <table:table-cell office:value-type="float" office:value="9.0536003474251" calcext:value-type="float">
            <text:p>9.0536003474</text:p>
          </table:table-cell>
          <table:table-cell table:formula="of:=SUM([.D42:.G42])" office:value-type="float" office:value="77.1488205127843" calcext:value-type="float">
            <text:p>77.1488205128</text:p>
          </table:table-cell>
          <table:table-cell office:value-type="float" office:value="37.113935089921" calcext:value-type="float">
            <text:p>37.1139350899</text:p>
          </table:table-cell>
          <table:table-cell office:value-type="float" office:value="100" calcext:value-type="float">
            <text:p>100</text:p>
          </table:table-cell>
          <table:table-cell office:value-type="float" office:value="30.733759251944" calcext:value-type="float">
            <text:p>30.733759251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6599" calcext:value-type="float">
            <text:p>26599</text:p>
          </table:table-cell>
          <table:table-cell office:value-type="float" office:value="126" calcext:value-type="float">
            <text:p>126</text:p>
          </table:table-cell>
          <table:table-cell office:value-type="float" office:value="29.630613063605" calcext:value-type="float">
            <text:p>29.6306130636</text:p>
          </table:table-cell>
          <table:table-cell office:value-type="float" office:value="30.602087919477" calcext:value-type="float">
            <text:p>30.6020879195</text:p>
          </table:table-cell>
          <table:table-cell office:value-type="float" office:value="8.8468086924671" calcext:value-type="float">
            <text:p>8.8468086925</text:p>
          </table:table-cell>
          <table:table-cell office:value-type="float" office:value="9.5209046372764" calcext:value-type="float">
            <text:p>9.5209046373</text:p>
          </table:table-cell>
          <table:table-cell table:formula="of:=SUM([.D43:.G43])" office:value-type="float" office:value="78.6004143128255" calcext:value-type="float">
            <text:p>78.6004143128</text:p>
          </table:table-cell>
          <table:table-cell office:value-type="float" office:value="39.015379329743" calcext:value-type="float">
            <text:p>39.0153793297</text:p>
          </table:table-cell>
          <table:table-cell office:value-type="float" office:value="100" calcext:value-type="float">
            <text:p>100</text:p>
          </table:table-cell>
          <table:table-cell office:value-type="float" office:value="29.270018798192" calcext:value-type="float">
            <text:p>29.27001879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063" calcext:value-type="float">
            <text:p>27063</text:p>
          </table:table-cell>
          <table:table-cell office:value-type="float" office:value="129" calcext:value-type="float">
            <text:p>129</text:p>
          </table:table-cell>
          <table:table-cell office:value-type="float" office:value="31.60274477963" calcext:value-type="float">
            <text:p>31.6027447796</text:p>
          </table:table-cell>
          <table:table-cell office:value-type="float" office:value="30.910515955538" calcext:value-type="float">
            <text:p>30.9105159555</text:p>
          </table:table-cell>
          <table:table-cell office:value-type="float" office:value="11.051125863755" calcext:value-type="float">
            <text:p>11.0511258638</text:p>
          </table:table-cell>
          <table:table-cell office:value-type="float" office:value="10.909622169739" calcext:value-type="float">
            <text:p>10.9096221697</text:p>
          </table:table-cell>
          <table:table-cell table:formula="of:=SUM([.D44:.G44])" office:value-type="float" office:value="84.474008768662" calcext:value-type="float">
            <text:p>84.4740087687</text:p>
          </table:table-cell>
          <table:table-cell office:value-type="float" office:value="42.608414033494" calcext:value-type="float">
            <text:p>42.6084140335</text:p>
          </table:table-cell>
          <table:table-cell office:value-type="float" office:value="100" calcext:value-type="float">
            <text:p>100</text:p>
          </table:table-cell>
          <table:table-cell office:value-type="float" office:value="32.580570549488" calcext:value-type="float">
            <text:p>32.580570549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527" calcext:value-type="float">
            <text:p>27527</text:p>
          </table:table-cell>
          <table:table-cell office:value-type="float" office:value="132" calcext:value-type="float">
            <text:p>132</text:p>
          </table:table-cell>
          <table:table-cell office:value-type="float" office:value="28.90137676697" calcext:value-type="float">
            <text:p>28.901376767</text:p>
          </table:table-cell>
          <table:table-cell office:value-type="float" office:value="29.767207580446" calcext:value-type="float">
            <text:p>29.7672075804</text:p>
          </table:table-cell>
          <table:table-cell office:value-type="float" office:value="9.4637853182138" calcext:value-type="float">
            <text:p>9.4637853182</text:p>
          </table:table-cell>
          <table:table-cell office:value-type="float" office:value="11.857140140185" calcext:value-type="float">
            <text:p>11.8571401402</text:p>
          </table:table-cell>
          <table:table-cell table:formula="of:=SUM([.D45:.G45])" office:value-type="float" office:value="79.9895098058148" calcext:value-type="float">
            <text:p>79.9895098058</text:p>
          </table:table-cell>
          <table:table-cell office:value-type="float" office:value="41.968591458399" calcext:value-type="float">
            <text:p>41.9685914584</text:p>
          </table:table-cell>
          <table:table-cell office:value-type="float" office:value="100" calcext:value-type="float">
            <text:p>100</text:p>
          </table:table-cell>
          <table:table-cell office:value-type="float" office:value="29.285703745383" calcext:value-type="float">
            <text:p>29.285703745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991" calcext:value-type="float">
            <text:p>27991</text:p>
          </table:table-cell>
          <table:table-cell office:value-type="float" office:value="135" calcext:value-type="float">
            <text:p>135</text:p>
          </table:table-cell>
          <table:table-cell office:value-type="float" office:value="29.981070943726" calcext:value-type="float">
            <text:p>29.9810709437</text:p>
          </table:table-cell>
          <table:table-cell office:value-type="float" office:value="29.579737982322" calcext:value-type="float">
            <text:p>29.5797379823</text:p>
          </table:table-cell>
          <table:table-cell office:value-type="float" office:value="12.692761834347" calcext:value-type="float">
            <text:p>12.6927618343</text:p>
          </table:table-cell>
          <table:table-cell office:value-type="float" office:value="10.061316404019" calcext:value-type="float">
            <text:p>10.061316404</text:p>
          </table:table-cell>
          <table:table-cell table:formula="of:=SUM([.D46:.G46])" office:value-type="float" office:value="82.314887164414" calcext:value-type="float">
            <text:p>82.3148871644</text:p>
          </table:table-cell>
          <table:table-cell office:value-type="float" office:value="43.401744238366" calcext:value-type="float">
            <text:p>43.4017442384</text:p>
          </table:table-cell>
          <table:table-cell office:value-type="float" office:value="100" calcext:value-type="float">
            <text:p>100</text:p>
          </table:table-cell>
          <table:table-cell office:value-type="float" office:value="30.027524725724" calcext:value-type="float">
            <text:p>30.027524725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8455" calcext:value-type="float">
            <text:p>28455</text:p>
          </table:table-cell>
          <table:table-cell office:value-type="float" office:value="138" calcext:value-type="float">
            <text:p>138</text:p>
          </table:table-cell>
          <table:table-cell office:value-type="float" office:value="31.158973497745" calcext:value-type="float">
            <text:p>31.1589734977</text:p>
          </table:table-cell>
          <table:table-cell office:value-type="float" office:value="29.738595606843" calcext:value-type="float">
            <text:p>29.7385956068</text:p>
          </table:table-cell>
          <table:table-cell office:value-type="float" office:value="9.4790630256125" calcext:value-type="float">
            <text:p>9.4790630256</text:p>
          </table:table-cell>
          <table:table-cell office:value-type="float" office:value="10.32007131716" calcext:value-type="float">
            <text:p>10.3200713172</text:p>
          </table:table-cell>
          <table:table-cell table:formula="of:=SUM([.D47:.G47])" office:value-type="float" office:value="80.6967034473605" calcext:value-type="float">
            <text:p>80.6967034474</text:p>
          </table:table-cell>
          <table:table-cell office:value-type="float" office:value="40.446800342772" calcext:value-type="float">
            <text:p>40.4468003428</text:p>
          </table:table-cell>
          <table:table-cell office:value-type="float" office:value="100" calcext:value-type="float">
            <text:p>100</text:p>
          </table:table-cell>
          <table:table-cell office:value-type="float" office:value="31.454381774989" calcext:value-type="float">
            <text:p>31.45438177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8919" calcext:value-type="float">
            <text:p>28919</text:p>
          </table:table-cell>
          <table:table-cell office:value-type="float" office:value="141" calcext:value-type="float">
            <text:p>141</text:p>
          </table:table-cell>
          <table:table-cell office:value-type="float" office:value="28.557242740673" calcext:value-type="float">
            <text:p>28.5572427407</text:p>
          </table:table-cell>
          <table:table-cell office:value-type="float" office:value="31.7955097143" calcext:value-type="float">
            <text:p>31.7955097143</text:p>
          </table:table-cell>
          <table:table-cell office:value-type="float" office:value="10.724442724496" calcext:value-type="float">
            <text:p>10.7244427245</text:p>
          </table:table-cell>
          <table:table-cell office:value-type="float" office:value="10.991948906176" calcext:value-type="float">
            <text:p>10.9919489062</text:p>
          </table:table-cell>
          <table:table-cell table:formula="of:=SUM([.D48:.G48])" office:value-type="float" office:value="82.069144085645" calcext:value-type="float">
            <text:p>82.0691440856</text:p>
          </table:table-cell>
          <table:table-cell office:value-type="float" office:value="42.364057630672" calcext:value-type="float">
            <text:p>42.3640576307</text:p>
          </table:table-cell>
          <table:table-cell office:value-type="float" office:value="100" calcext:value-type="float">
            <text:p>100</text:p>
          </table:table-cell>
          <table:table-cell office:value-type="float" office:value="30.591698886069" calcext:value-type="float">
            <text:p>30.591698886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9383" calcext:value-type="float">
            <text:p>29383</text:p>
          </table:table-cell>
          <table:table-cell office:value-type="float" office:value="144" calcext:value-type="float">
            <text:p>144</text:p>
          </table:table-cell>
          <table:table-cell office:value-type="float" office:value="29.597685989602" calcext:value-type="float">
            <text:p>29.5976859896</text:p>
          </table:table-cell>
          <table:table-cell office:value-type="float" office:value="28.625413648619" calcext:value-type="float">
            <text:p>28.6254136486</text:p>
          </table:table-cell>
          <table:table-cell office:value-type="float" office:value="7.2061058971525" calcext:value-type="float">
            <text:p>7.2061058972</text:p>
          </table:table-cell>
          <table:table-cell office:value-type="float" office:value="9.9660760030406" calcext:value-type="float">
            <text:p>9.966076003</text:p>
          </table:table-cell>
          <table:table-cell table:formula="of:=SUM([.D49:.G49])" office:value-type="float" office:value="75.3952815384141" calcext:value-type="float">
            <text:p>75.3952815384</text:p>
          </table:table-cell>
          <table:table-cell office:value-type="float" office:value="37.819847900193" calcext:value-type="float">
            <text:p>37.8198479002</text:p>
          </table:table-cell>
          <table:table-cell office:value-type="float" office:value="100" calcext:value-type="float">
            <text:p>100</text:p>
          </table:table-cell>
          <table:table-cell office:value-type="float" office:value="30.38009452249" calcext:value-type="float">
            <text:p>30.38009452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9847" calcext:value-type="float">
            <text:p>29847</text:p>
          </table:table-cell>
          <table:table-cell office:value-type="float" office:value="147" calcext:value-type="float">
            <text:p>147</text:p>
          </table:table-cell>
          <table:table-cell office:value-type="float" office:value="30.194127865376" calcext:value-type="float">
            <text:p>30.1941278654</text:p>
          </table:table-cell>
          <table:table-cell office:value-type="float" office:value="29.875000670202" calcext:value-type="float">
            <text:p>29.8750006702</text:p>
          </table:table-cell>
          <table:table-cell office:value-type="float" office:value="10.612670244557" calcext:value-type="float">
            <text:p>10.6126702446</text:p>
          </table:table-cell>
          <table:table-cell office:value-type="float" office:value="11.110261210826" calcext:value-type="float">
            <text:p>11.1102612108</text:p>
          </table:table-cell>
          <table:table-cell table:formula="of:=SUM([.D50:.G50])" office:value-type="float" office:value="81.792059990961" calcext:value-type="float">
            <text:p>81.792059991</text:p>
          </table:table-cell>
          <table:table-cell office:value-type="float" office:value="42.370597455384" calcext:value-type="float">
            <text:p>42.3705974554</text:p>
          </table:table-cell>
          <table:table-cell office:value-type="float" office:value="100" calcext:value-type="float">
            <text:p>100</text:p>
          </table:table-cell>
          <table:table-cell office:value-type="float" office:value="33.033324063722" calcext:value-type="float">
            <text:p>33.03332406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311" calcext:value-type="float">
            <text:p>30311</text:p>
          </table:table-cell>
          <table:table-cell office:value-type="float" office:value="150" calcext:value-type="float">
            <text:p>150</text:p>
          </table:table-cell>
          <table:table-cell office:value-type="float" office:value="29.359323145131" calcext:value-type="float">
            <text:p>29.3593231451</text:p>
          </table:table-cell>
          <table:table-cell office:value-type="float" office:value="29.399803780501" calcext:value-type="float">
            <text:p>29.3998037805</text:p>
          </table:table-cell>
          <table:table-cell office:value-type="float" office:value="9.5263868682227" calcext:value-type="float">
            <text:p>9.5263868682</text:p>
          </table:table-cell>
          <table:table-cell office:value-type="float" office:value="10.891299492104" calcext:value-type="float">
            <text:p>10.8912994921</text:p>
          </table:table-cell>
          <table:table-cell table:formula="of:=SUM([.D51:.G51])" office:value-type="float" office:value="79.1768132859587" calcext:value-type="float">
            <text:p>79.176813286</text:p>
          </table:table-cell>
          <table:table-cell office:value-type="float" office:value="41.065352360327" calcext:value-type="float">
            <text:p>41.0653523603</text:p>
          </table:table-cell>
          <table:table-cell office:value-type="float" office:value="100" calcext:value-type="float">
            <text:p>100</text:p>
          </table:table-cell>
          <table:table-cell office:value-type="float" office:value="32.123768420818" calcext:value-type="float">
            <text:p>32.12376842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775" calcext:value-type="float">
            <text:p>30775</text:p>
          </table:table-cell>
          <table:table-cell office:value-type="float" office:value="153" calcext:value-type="float">
            <text:p>153</text:p>
          </table:table-cell>
          <table:table-cell office:value-type="float" office:value="29.788980558426" calcext:value-type="float">
            <text:p>29.7889805584</text:p>
          </table:table-cell>
          <table:table-cell office:value-type="float" office:value="28.643589806655" calcext:value-type="float">
            <text:p>28.6435898067</text:p>
          </table:table-cell>
          <table:table-cell office:value-type="float" office:value="9.3959046963312" calcext:value-type="float">
            <text:p>9.3959046963</text:p>
          </table:table-cell>
          <table:table-cell office:value-type="float" office:value="7.8059801173897" calcext:value-type="float">
            <text:p>7.8059801174</text:p>
          </table:table-cell>
          <table:table-cell table:formula="of:=SUM([.D52:.G52])" office:value-type="float" office:value="75.6344551788019" calcext:value-type="float">
            <text:p>75.6344551788</text:p>
          </table:table-cell>
          <table:table-cell office:value-type="float" office:value="37.849550813721" calcext:value-type="float">
            <text:p>37.8495508137</text:p>
          </table:table-cell>
          <table:table-cell office:value-type="float" office:value="100" calcext:value-type="float">
            <text:p>100</text:p>
          </table:table-cell>
          <table:table-cell office:value-type="float" office:value="30.997983862787" calcext:value-type="float">
            <text:p>30.99798386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1239" calcext:value-type="float">
            <text:p>31239</text:p>
          </table:table-cell>
          <table:table-cell office:value-type="float" office:value="156" calcext:value-type="float">
            <text:p>156</text:p>
          </table:table-cell>
          <table:table-cell office:value-type="float" office:value="29.779046269901" calcext:value-type="float">
            <text:p>29.7790462699</text:p>
          </table:table-cell>
          <table:table-cell office:value-type="float" office:value="29.486061459805" calcext:value-type="float">
            <text:p>29.4860614598</text:p>
          </table:table-cell>
          <table:table-cell office:value-type="float" office:value="10.971976349176" calcext:value-type="float">
            <text:p>10.9719763492</text:p>
          </table:table-cell>
          <table:table-cell office:value-type="float" office:value="10.236778053861" calcext:value-type="float">
            <text:p>10.2367780539</text:p>
          </table:table-cell>
          <table:table-cell table:formula="of:=SUM([.D53:.G53])" office:value-type="float" office:value="80.473862132743" calcext:value-type="float">
            <text:p>80.4738621327</text:p>
          </table:table-cell>
          <table:table-cell office:value-type="float" office:value="41.856420403037" calcext:value-type="float">
            <text:p>41.856420403</text:p>
          </table:table-cell>
          <table:table-cell office:value-type="float" office:value="100" calcext:value-type="float">
            <text:p>100</text:p>
          </table:table-cell>
          <table:table-cell office:value-type="float" office:value="29.84696527729" calcext:value-type="float">
            <text:p>29.84696527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1703" calcext:value-type="float">
            <text:p>31703</text:p>
          </table:table-cell>
          <table:table-cell office:value-type="float" office:value="159" calcext:value-type="float">
            <text:p>159</text:p>
          </table:table-cell>
          <table:table-cell office:value-type="float" office:value="29.755643280362" calcext:value-type="float">
            <text:p>29.7556432804</text:p>
          </table:table-cell>
          <table:table-cell office:value-type="float" office:value="28.987325094324" calcext:value-type="float">
            <text:p>28.9873250943</text:p>
          </table:table-cell>
          <table:table-cell office:value-type="float" office:value="7.9573902858086" calcext:value-type="float">
            <text:p>7.9573902858</text:p>
          </table:table-cell>
          <table:table-cell office:value-type="float" office:value="8.5768413896341" calcext:value-type="float">
            <text:p>8.5768413896</text:p>
          </table:table-cell>
          <table:table-cell table:formula="of:=SUM([.D54:.G54])" office:value-type="float" office:value="75.2772000501287" calcext:value-type="float">
            <text:p>75.2772000501</text:p>
          </table:table-cell>
          <table:table-cell office:value-type="float" office:value="37.181897675443" calcext:value-type="float">
            <text:p>37.1818976754</text:p>
          </table:table-cell>
          <table:table-cell office:value-type="float" office:value="100" calcext:value-type="float">
            <text:p>100</text:p>
          </table:table-cell>
          <table:table-cell office:value-type="float" office:value="31.259916459665" calcext:value-type="float">
            <text:p>31.259916459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2167" calcext:value-type="float">
            <text:p>32167</text:p>
          </table:table-cell>
          <table:table-cell office:value-type="float" office:value="162" calcext:value-type="float">
            <text:p>162</text:p>
          </table:table-cell>
          <table:table-cell office:value-type="float" office:value="30.862716433701" calcext:value-type="float">
            <text:p>30.8627164337</text:p>
          </table:table-cell>
          <table:table-cell office:value-type="float" office:value="31.23834078101" calcext:value-type="float">
            <text:p>31.238340781</text:p>
          </table:table-cell>
          <table:table-cell office:value-type="float" office:value="10.17429182394" calcext:value-type="float">
            <text:p>10.1742918239</text:p>
          </table:table-cell>
          <table:table-cell office:value-type="float" office:value="9.8099469909687" calcext:value-type="float">
            <text:p>9.809946991</text:p>
          </table:table-cell>
          <table:table-cell table:formula="of:=SUM([.D55:.G55])" office:value-type="float" office:value="82.0852960296197" calcext:value-type="float">
            <text:p>82.0852960296</text:p>
          </table:table-cell>
          <table:table-cell office:value-type="float" office:value="40.631904814909" calcext:value-type="float">
            <text:p>40.6319048149</text:p>
          </table:table-cell>
          <table:table-cell office:value-type="float" office:value="100" calcext:value-type="float">
            <text:p>100</text:p>
          </table:table-cell>
          <table:table-cell office:value-type="float" office:value="30.408387867896" calcext:value-type="float">
            <text:p>30.408387867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2631" calcext:value-type="float">
            <text:p>32631</text:p>
          </table:table-cell>
          <table:table-cell office:value-type="float" office:value="165" calcext:value-type="float">
            <text:p>165</text:p>
          </table:table-cell>
          <table:table-cell office:value-type="float" office:value="29.434394170176" calcext:value-type="float">
            <text:p>29.4343941702</text:p>
          </table:table-cell>
          <table:table-cell office:value-type="float" office:value="31.799195889661" calcext:value-type="float">
            <text:p>31.7991958897</text:p>
          </table:table-cell>
          <table:table-cell office:value-type="float" office:value="9.766980630188" calcext:value-type="float">
            <text:p>9.7669806302</text:p>
          </table:table-cell>
          <table:table-cell office:value-type="float" office:value="8.4866126758279" calcext:value-type="float">
            <text:p>8.4866126758</text:p>
          </table:table-cell>
          <table:table-cell table:formula="of:=SUM([.D56:.G56])" office:value-type="float" office:value="79.4871833658529" calcext:value-type="float">
            <text:p>79.4871833659</text:p>
          </table:table-cell>
          <table:table-cell office:value-type="float" office:value="38.901259306016" calcext:value-type="float">
            <text:p>38.901259306</text:p>
          </table:table-cell>
          <table:table-cell office:value-type="float" office:value="100" calcext:value-type="float">
            <text:p>100</text:p>
          </table:table-cell>
          <table:table-cell office:value-type="float" office:value="30.372369275896" calcext:value-type="float">
            <text:p>30.37236927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3095" calcext:value-type="float">
            <text:p>33095</text:p>
          </table:table-cell>
          <table:table-cell office:value-type="float" office:value="168" calcext:value-type="float">
            <text:p>168</text:p>
          </table:table-cell>
          <table:table-cell office:value-type="float" office:value="29.578187717014" calcext:value-type="float">
            <text:p>29.578187717</text:p>
          </table:table-cell>
          <table:table-cell office:value-type="float" office:value="30.633699160813" calcext:value-type="float">
            <text:p>30.6336991608</text:p>
          </table:table-cell>
          <table:table-cell office:value-type="float" office:value="11.146220726294" calcext:value-type="float">
            <text:p>11.1462207263</text:p>
          </table:table-cell>
          <table:table-cell office:value-type="float" office:value="11.417407639" calcext:value-type="float">
            <text:p>11.417407639</text:p>
          </table:table-cell>
          <table:table-cell table:formula="of:=SUM([.D57:.G57])" office:value-type="float" office:value="82.775515243121" calcext:value-type="float">
            <text:p>82.7755152431</text:p>
          </table:table-cell>
          <table:table-cell office:value-type="float" office:value="43.211294365294" calcext:value-type="float">
            <text:p>43.2112943653</text:p>
          </table:table-cell>
          <table:table-cell office:value-type="float" office:value="100" calcext:value-type="float">
            <text:p>100</text:p>
          </table:table-cell>
          <table:table-cell office:value-type="float" office:value="29.567639024962" calcext:value-type="float">
            <text:p>29.5676390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3559" calcext:value-type="float">
            <text:p>33559</text:p>
          </table:table-cell>
          <table:table-cell office:value-type="float" office:value="171" calcext:value-type="float">
            <text:p>171</text:p>
          </table:table-cell>
          <table:table-cell office:value-type="float" office:value="28.76669329572" calcext:value-type="float">
            <text:p>28.7666932957</text:p>
          </table:table-cell>
          <table:table-cell office:value-type="float" office:value="29.712760552457" calcext:value-type="float">
            <text:p>29.7127605525</text:p>
          </table:table-cell>
          <table:table-cell office:value-type="float" office:value="9.983098222949" calcext:value-type="float">
            <text:p>9.9830982229</text:p>
          </table:table-cell>
          <table:table-cell office:value-type="float" office:value="7.9867645674942" calcext:value-type="float">
            <text:p>7.9867645675</text:p>
          </table:table-cell>
          <table:table-cell table:formula="of:=SUM([.D58:.G58])" office:value-type="float" office:value="76.4493166386202" calcext:value-type="float">
            <text:p>76.4493166386</text:p>
          </table:table-cell>
          <table:table-cell office:value-type="float" office:value="38.617528790443" calcext:value-type="float">
            <text:p>38.6175287904</text:p>
          </table:table-cell>
          <table:table-cell office:value-type="float" office:value="100" calcext:value-type="float">
            <text:p>100</text:p>
          </table:table-cell>
          <table:table-cell office:value-type="float" office:value="29.219476575566" calcext:value-type="float">
            <text:p>29.219476575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4023" calcext:value-type="float">
            <text:p>34023</text:p>
          </table:table-cell>
          <table:table-cell office:value-type="float" office:value="174" calcext:value-type="float">
            <text:p>174</text:p>
          </table:table-cell>
          <table:table-cell office:value-type="float" office:value="29.386795238626" calcext:value-type="float">
            <text:p>29.3867952386</text:p>
          </table:table-cell>
          <table:table-cell office:value-type="float" office:value="29.138230005768" calcext:value-type="float">
            <text:p>29.1382300058</text:p>
          </table:table-cell>
          <table:table-cell office:value-type="float" office:value="8.6489748588828" calcext:value-type="float">
            <text:p>8.6489748589</text:p>
          </table:table-cell>
          <table:table-cell office:value-type="float" office:value="8.7104905838306" calcext:value-type="float">
            <text:p>8.7104905838</text:p>
          </table:table-cell>
          <table:table-cell table:formula="of:=SUM([.D59:.G59])" office:value-type="float" office:value="75.8844906871074" calcext:value-type="float">
            <text:p>75.8844906871</text:p>
          </table:table-cell>
          <table:table-cell office:value-type="float" office:value="38.007131442713" calcext:value-type="float">
            <text:p>38.0071314427</text:p>
          </table:table-cell>
          <table:table-cell office:value-type="float" office:value="100" calcext:value-type="float">
            <text:p>100</text:p>
          </table:table-cell>
          <table:table-cell office:value-type="float" office:value="31.049474256281" calcext:value-type="float">
            <text:p>31.049474256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4487" calcext:value-type="float">
            <text:p>34487</text:p>
          </table:table-cell>
          <table:table-cell office:value-type="float" office:value="177" calcext:value-type="float">
            <text:p>177</text:p>
          </table:table-cell>
          <table:table-cell office:value-type="float" office:value="28.262816756281" calcext:value-type="float">
            <text:p>28.2628167563</text:p>
          </table:table-cell>
          <table:table-cell office:value-type="float" office:value="30.78768452376" calcext:value-type="float">
            <text:p>30.7876845238</text:p>
          </table:table-cell>
          <table:table-cell office:value-type="float" office:value="11.102299162474" calcext:value-type="float">
            <text:p>11.1022991625</text:p>
          </table:table-cell>
          <table:table-cell office:value-type="float" office:value="8.9030756096131" calcext:value-type="float">
            <text:p>8.9030756096</text:p>
          </table:table-cell>
          <table:table-cell table:formula="of:=SUM([.D60:.G60])" office:value-type="float" office:value="79.0558760521281" calcext:value-type="float">
            <text:p>79.0558760521</text:p>
          </table:table-cell>
          <table:table-cell office:value-type="float" office:value="40.653040772087" calcext:value-type="float">
            <text:p>40.6530407721</text:p>
          </table:table-cell>
          <table:table-cell office:value-type="float" office:value="100" calcext:value-type="float">
            <text:p>100</text:p>
          </table:table-cell>
          <table:table-cell office:value-type="float" office:value="29.34820114323" calcext:value-type="float">
            <text:p>29.348201143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4953" calcext:value-type="float">
            <text:p>34953</text:p>
          </table:table-cell>
          <table:table-cell office:value-type="float" office:value="180" calcext:value-type="float">
            <text:p>180</text:p>
          </table:table-cell>
          <table:table-cell office:value-type="float" office:value="29.376261354851" calcext:value-type="float">
            <text:p>29.3762613549</text:p>
          </table:table-cell>
          <table:table-cell office:value-type="float" office:value="31.310714307738" calcext:value-type="float">
            <text:p>31.3107143077</text:p>
          </table:table-cell>
          <table:table-cell office:value-type="float" office:value="10.218320712788" calcext:value-type="float">
            <text:p>10.2183207128</text:p>
          </table:table-cell>
          <table:table-cell office:value-type="float" office:value="8.0637896088227" calcext:value-type="float">
            <text:p>8.0637896088</text:p>
          </table:table-cell>
          <table:table-cell table:formula="of:=SUM([.D61:.G61])" office:value-type="float" office:value="78.9690859841997" calcext:value-type="float">
            <text:p>78.9690859842</text:p>
          </table:table-cell>
          <table:table-cell office:value-type="float" office:value="38.929776321611" calcext:value-type="float">
            <text:p>38.9297763216</text:p>
          </table:table-cell>
          <table:table-cell office:value-type="float" office:value="100" calcext:value-type="float">
            <text:p>100</text:p>
          </table:table-cell>
          <table:table-cell office:value-type="float" office:value="30.374930462135" calcext:value-type="float">
            <text:p>30.374930462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6497" calcext:value-type="float">
            <text:p>36497</text:p>
          </table:table-cell>
          <table:table-cell office:value-type="float" office:value="183" calcext:value-type="float">
            <text:p>183</text:p>
          </table:table-cell>
          <table:table-cell office:value-type="float" office:value="31.368859535326" calcext:value-type="float">
            <text:p>31.3688595353</text:p>
          </table:table-cell>
          <table:table-cell office:value-type="float" office:value="28.989090252493" calcext:value-type="float">
            <text:p>28.9890902525</text:p>
          </table:table-cell>
          <table:table-cell office:value-type="float" office:value="7.5785495626773" calcext:value-type="float">
            <text:p>7.5785495627</text:p>
          </table:table-cell>
          <table:table-cell office:value-type="float" office:value="12.154511055255" calcext:value-type="float">
            <text:p>12.1545110553</text:p>
          </table:table-cell>
          <table:table-cell table:formula="of:=SUM([.D62:.G62])" office:value-type="float" office:value="80.0910104057513" calcext:value-type="float">
            <text:p>80.0910104058</text:p>
          </table:table-cell>
          <table:table-cell office:value-type="float" office:value="40.380726617932" calcext:value-type="float">
            <text:p>40.3807266179</text:p>
          </table:table-cell>
          <table:table-cell office:value-type="float" office:value="100" calcext:value-type="float">
            <text:p>100</text:p>
          </table:table-cell>
          <table:table-cell office:value-type="float" office:value="28.931059167139" calcext:value-type="float">
            <text:p>28.931059167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6961" calcext:value-type="float">
            <text:p>36961</text:p>
          </table:table-cell>
          <table:table-cell office:value-type="float" office:value="186" calcext:value-type="float">
            <text:p>186</text:p>
          </table:table-cell>
          <table:table-cell office:value-type="float" office:value="27.475053498719" calcext:value-type="float">
            <text:p>27.4750534987</text:p>
          </table:table-cell>
          <table:table-cell office:value-type="float" office:value="27.77516967794" calcext:value-type="float">
            <text:p>27.7751696779</text:p>
          </table:table-cell>
          <table:table-cell office:value-type="float" office:value="10.514136804832" calcext:value-type="float">
            <text:p>10.5141368048</text:p>
          </table:table-cell>
          <table:table-cell office:value-type="float" office:value="9.8708713746588" calcext:value-type="float">
            <text:p>9.8708713747</text:p>
          </table:table-cell>
          <table:table-cell table:formula="of:=SUM([.D63:.G63])" office:value-type="float" office:value="75.6352313561498" calcext:value-type="float">
            <text:p>75.6352313561</text:p>
          </table:table-cell>
          <table:table-cell office:value-type="float" office:value="41.032674179491" calcext:value-type="float">
            <text:p>41.0326741795</text:p>
          </table:table-cell>
          <table:table-cell office:value-type="float" office:value="100" calcext:value-type="float">
            <text:p>100</text:p>
          </table:table-cell>
          <table:table-cell office:value-type="float" office:value="30.842445052672" calcext:value-type="float">
            <text:p>30.84244505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7425" calcext:value-type="float">
            <text:p>37425</text:p>
          </table:table-cell>
          <table:table-cell office:value-type="float" office:value="189" calcext:value-type="float">
            <text:p>189</text:p>
          </table:table-cell>
          <table:table-cell office:value-type="float" office:value="31.372242788578" calcext:value-type="float">
            <text:p>31.3722427886</text:p>
          </table:table-cell>
          <table:table-cell office:value-type="float" office:value="29.758801122327" calcext:value-type="float">
            <text:p>29.7588011223</text:p>
          </table:table-cell>
          <table:table-cell office:value-type="float" office:value="9.2362683920886" calcext:value-type="float">
            <text:p>9.2362683921</text:p>
          </table:table-cell>
          <table:table-cell office:value-type="float" office:value="9.194407464012" calcext:value-type="float">
            <text:p>9.194407464</text:p>
          </table:table-cell>
          <table:table-cell table:formula="of:=SUM([.D64:.G64])" office:value-type="float" office:value="79.5617197670056" calcext:value-type="float">
            <text:p>79.561719767</text:p>
          </table:table-cell>
          <table:table-cell office:value-type="float" office:value="39.078341856101" calcext:value-type="float">
            <text:p>39.0783418561</text:p>
          </table:table-cell>
          <table:table-cell office:value-type="float" office:value="100" calcext:value-type="float">
            <text:p>100</text:p>
          </table:table-cell>
          <table:table-cell office:value-type="float" office:value="30.513939154828" calcext:value-type="float">
            <text:p>30.513939154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7889" calcext:value-type="float">
            <text:p>37889</text:p>
          </table:table-cell>
          <table:table-cell office:value-type="float" office:value="192" calcext:value-type="float">
            <text:p>192</text:p>
          </table:table-cell>
          <table:table-cell office:value-type="float" office:value="29.845550439926" calcext:value-type="float">
            <text:p>29.8455504399</text:p>
          </table:table-cell>
          <table:table-cell office:value-type="float" office:value="30.001301146655" calcext:value-type="float">
            <text:p>30.0013011467</text:p>
          </table:table-cell>
          <table:table-cell office:value-type="float" office:value="8.5159530065677" calcext:value-type="float">
            <text:p>8.5159530066</text:p>
          </table:table-cell>
          <table:table-cell office:value-type="float" office:value="9.2656669024275" calcext:value-type="float">
            <text:p>9.2656669024</text:p>
          </table:table-cell>
          <table:table-cell table:formula="of:=SUM([.D65:.G65])" office:value-type="float" office:value="77.6284714955762" calcext:value-type="float">
            <text:p>77.6284714956</text:p>
          </table:table-cell>
          <table:table-cell office:value-type="float" office:value="38.429285908995" calcext:value-type="float">
            <text:p>38.429285909</text:p>
          </table:table-cell>
          <table:table-cell office:value-type="float" office:value="100" calcext:value-type="float">
            <text:p>100</text:p>
          </table:table-cell>
          <table:table-cell office:value-type="float" office:value="31.033906189378" calcext:value-type="float">
            <text:p>31.033906189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353" calcext:value-type="float">
            <text:p>38353</text:p>
          </table:table-cell>
          <table:table-cell office:value-type="float" office:value="195" calcext:value-type="float">
            <text:p>195</text:p>
          </table:table-cell>
          <table:table-cell office:value-type="float" office:value="31.192696487298" calcext:value-type="float">
            <text:p>31.1926964873</text:p>
          </table:table-cell>
          <table:table-cell office:value-type="float" office:value="28.944379182559" calcext:value-type="float">
            <text:p>28.9443791826</text:p>
          </table:table-cell>
          <table:table-cell office:value-type="float" office:value="9.4863460063381" calcext:value-type="float">
            <text:p>9.4863460063</text:p>
          </table:table-cell>
          <table:table-cell office:value-type="float" office:value="9.7002937577339" calcext:value-type="float">
            <text:p>9.7002937577</text:p>
          </table:table-cell>
          <table:table-cell table:formula="of:=SUM([.D66:.G66])" office:value-type="float" office:value="79.323715433929" calcext:value-type="float">
            <text:p>79.3237154339</text:p>
          </table:table-cell>
          <table:table-cell office:value-type="float" office:value="39.834305764072" calcext:value-type="float">
            <text:p>39.8343057641</text:p>
          </table:table-cell>
          <table:table-cell office:value-type="float" office:value="100" calcext:value-type="float">
            <text:p>100</text:p>
          </table:table-cell>
          <table:table-cell office:value-type="float" office:value="28.943549875454" calcext:value-type="float">
            <text:p>28.94354987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817" calcext:value-type="float">
            <text:p>38817</text:p>
          </table:table-cell>
          <table:table-cell office:value-type="float" office:value="198" calcext:value-type="float">
            <text:p>198</text:p>
          </table:table-cell>
          <table:table-cell office:value-type="float" office:value="30.197593410315" calcext:value-type="float">
            <text:p>30.1975934103</text:p>
          </table:table-cell>
          <table:table-cell office:value-type="float" office:value="28.793666398443" calcext:value-type="float">
            <text:p>28.7936663984</text:p>
          </table:table-cell>
          <table:table-cell office:value-type="float" office:value="9.1998602716493" calcext:value-type="float">
            <text:p>9.1998602716</text:p>
          </table:table-cell>
          <table:table-cell office:value-type="float" office:value="11.551128126157" calcext:value-type="float">
            <text:p>11.5511281262</text:p>
          </table:table-cell>
          <table:table-cell table:formula="of:=SUM([.D67:.G67])" office:value-type="float" office:value="79.7422482065643" calcext:value-type="float">
            <text:p>79.7422482066</text:p>
          </table:table-cell>
          <table:table-cell office:value-type="float" office:value="41.398654397806" calcext:value-type="float">
            <text:p>41.3986543978</text:p>
          </table:table-cell>
          <table:table-cell office:value-type="float" office:value="100" calcext:value-type="float">
            <text:p>100</text:p>
          </table:table-cell>
          <table:table-cell office:value-type="float" office:value="28.064807822371" calcext:value-type="float">
            <text:p>28.064807822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9281" calcext:value-type="float">
            <text:p>39281</text:p>
          </table:table-cell>
          <table:table-cell office:value-type="float" office:value="201" calcext:value-type="float">
            <text:p>201</text:p>
          </table:table-cell>
          <table:table-cell office:value-type="float" office:value="30.440389934348" calcext:value-type="float">
            <text:p>30.4403899343</text:p>
          </table:table-cell>
          <table:table-cell office:value-type="float" office:value="29.335940847877" calcext:value-type="float">
            <text:p>29.3359408479</text:p>
          </table:table-cell>
          <table:table-cell office:value-type="float" office:value="12.261795339681" calcext:value-type="float">
            <text:p>12.2617953397</text:p>
          </table:table-cell>
          <table:table-cell office:value-type="float" office:value="12.527040072294" calcext:value-type="float">
            <text:p>12.5270400723</text:p>
          </table:table-cell>
          <table:table-cell table:formula="of:=SUM([.D68:.G68])" office:value-type="float" office:value="84.5651661942" calcext:value-type="float">
            <text:p>84.5651661942</text:p>
          </table:table-cell>
          <table:table-cell office:value-type="float" office:value="45.436501411976" calcext:value-type="float">
            <text:p>45.436501412</text:p>
          </table:table-cell>
          <table:table-cell office:value-type="float" office:value="100" calcext:value-type="float">
            <text:p>100</text:p>
          </table:table-cell>
          <table:table-cell office:value-type="float" office:value="29.859652274981" calcext:value-type="float">
            <text:p>29.85965227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9745" calcext:value-type="float">
            <text:p>39745</text:p>
          </table:table-cell>
          <table:table-cell office:value-type="float" office:value="204" calcext:value-type="float">
            <text:p>204</text:p>
          </table:table-cell>
          <table:table-cell office:value-type="float" office:value="28.759138053268" calcext:value-type="float">
            <text:p>28.7591380533</text:p>
          </table:table-cell>
          <table:table-cell office:value-type="float" office:value="30.486186589593" calcext:value-type="float">
            <text:p>30.4861865896</text:p>
          </table:table-cell>
          <table:table-cell office:value-type="float" office:value="8.2639849196623" calcext:value-type="float">
            <text:p>8.2639849197</text:p>
          </table:table-cell>
          <table:table-cell office:value-type="float" office:value="9.0863575016348" calcext:value-type="float">
            <text:p>9.0863575016</text:p>
          </table:table-cell>
          <table:table-cell table:formula="of:=SUM([.D69:.G69])" office:value-type="float" office:value="76.5956670641581" calcext:value-type="float">
            <text:p>76.5956670642</text:p>
          </table:table-cell>
          <table:table-cell office:value-type="float" office:value="37.998008421297" calcext:value-type="float">
            <text:p>37.9980084213</text:p>
          </table:table-cell>
          <table:table-cell office:value-type="float" office:value="100" calcext:value-type="float">
            <text:p>100</text:p>
          </table:table-cell>
          <table:table-cell office:value-type="float" office:value="31.055053798835" calcext:value-type="float">
            <text:p>31.055053798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0209" calcext:value-type="float">
            <text:p>40209</text:p>
          </table:table-cell>
          <table:table-cell office:value-type="float" office:value="207" calcext:value-type="float">
            <text:p>207</text:p>
          </table:table-cell>
          <table:table-cell office:value-type="float" office:value="30.095399070632" calcext:value-type="float">
            <text:p>30.0953990706</text:p>
          </table:table-cell>
          <table:table-cell office:value-type="float" office:value="29.924635088" calcext:value-type="float">
            <text:p>29.924635088</text:p>
          </table:table-cell>
          <table:table-cell office:value-type="float" office:value="10.482516350071" calcext:value-type="float">
            <text:p>10.4825163501</text:p>
          </table:table-cell>
          <table:table-cell office:value-type="float" office:value="11.201289007348" calcext:value-type="float">
            <text:p>11.2012890073</text:p>
          </table:table-cell>
          <table:table-cell table:formula="of:=SUM([.D70:.G70])" office:value-type="float" office:value="81.703839516051" calcext:value-type="float">
            <text:p>81.7038395161</text:p>
          </table:table-cell>
          <table:table-cell office:value-type="float" office:value="42.331471357419" calcext:value-type="float">
            <text:p>42.3314713574</text:p>
          </table:table-cell>
          <table:table-cell office:value-type="float" office:value="100" calcext:value-type="float">
            <text:p>100</text:p>
          </table:table-cell>
          <table:table-cell office:value-type="float" office:value="29.738482897157" calcext:value-type="float">
            <text:p>29.738482897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0673" calcext:value-type="float">
            <text:p>40673</text:p>
          </table:table-cell>
          <table:table-cell office:value-type="float" office:value="210" calcext:value-type="float">
            <text:p>210</text:p>
          </table:table-cell>
          <table:table-cell office:value-type="float" office:value="31.319328470415" calcext:value-type="float">
            <text:p>31.3193284704</text:p>
          </table:table-cell>
          <table:table-cell office:value-type="float" office:value="29.170165724275" calcext:value-type="float">
            <text:p>29.1701657243</text:p>
          </table:table-cell>
          <table:table-cell office:value-type="float" office:value="9.1697873402009" calcext:value-type="float">
            <text:p>9.1697873402</text:p>
          </table:table-cell>
          <table:table-cell office:value-type="float" office:value="9.7610977647104" calcext:value-type="float">
            <text:p>9.7610977647</text:p>
          </table:table-cell>
          <table:table-cell table:formula="of:=SUM([.D71:.G71])" office:value-type="float" office:value="79.4203792996013" calcext:value-type="float">
            <text:p>79.4203792996</text:p>
          </table:table-cell>
          <table:table-cell office:value-type="float" office:value="39.578551104911" calcext:value-type="float">
            <text:p>39.5785511049</text:p>
          </table:table-cell>
          <table:table-cell office:value-type="float" office:value="100" calcext:value-type="float">
            <text:p>100</text:p>
          </table:table-cell>
          <table:table-cell office:value-type="float" office:value="31.753096862261" calcext:value-type="float">
            <text:p>31.75309686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1137" calcext:value-type="float">
            <text:p>41137</text:p>
          </table:table-cell>
          <table:table-cell office:value-type="float" office:value="213" calcext:value-type="float">
            <text:p>213</text:p>
          </table:table-cell>
          <table:table-cell office:value-type="float" office:value="29.706558587547" calcext:value-type="float">
            <text:p>29.7065585875</text:p>
          </table:table-cell>
          <table:table-cell office:value-type="float" office:value="31.649120322247" calcext:value-type="float">
            <text:p>31.6491203222</text:p>
          </table:table-cell>
          <table:table-cell office:value-type="float" office:value="8.872524285064" calcext:value-type="float">
            <text:p>8.8725242851</text:p>
          </table:table-cell>
          <table:table-cell office:value-type="float" office:value="10.800907282623" calcext:value-type="float">
            <text:p>10.8009072826</text:p>
          </table:table-cell>
          <table:table-cell table:formula="of:=SUM([.D72:.G72])" office:value-type="float" office:value="81.029110477481" calcext:value-type="float">
            <text:p>81.0291104775</text:p>
          </table:table-cell>
          <table:table-cell office:value-type="float" office:value="40.321097567687" calcext:value-type="float">
            <text:p>40.3210975677</text:p>
          </table:table-cell>
          <table:table-cell office:value-type="float" office:value="100" calcext:value-type="float">
            <text:p>100</text:p>
          </table:table-cell>
          <table:table-cell office:value-type="float" office:value="31.229571067082" calcext:value-type="float">
            <text:p>31.229571067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1601" calcext:value-type="float">
            <text:p>41601</text:p>
          </table:table-cell>
          <table:table-cell office:value-type="float" office:value="216" calcext:value-type="float">
            <text:p>216</text:p>
          </table:table-cell>
          <table:table-cell office:value-type="float" office:value="30.736940986656" calcext:value-type="float">
            <text:p>30.7369409867</text:p>
          </table:table-cell>
          <table:table-cell office:value-type="float" office:value="29.924207358923" calcext:value-type="float">
            <text:p>29.9242073589</text:p>
          </table:table-cell>
          <table:table-cell office:value-type="float" office:value="8.1797585886966" calcext:value-type="float">
            <text:p>8.1797585887</text:p>
          </table:table-cell>
          <table:table-cell office:value-type="float" office:value="9.5761205150001" calcext:value-type="float">
            <text:p>9.576120515</text:p>
          </table:table-cell>
          <table:table-cell table:formula="of:=SUM([.D73:.G73])" office:value-type="float" office:value="78.4170274492757" calcext:value-type="float">
            <text:p>78.4170274493</text:p>
          </table:table-cell>
          <table:table-cell office:value-type="float" office:value="38.403545103697" calcext:value-type="float">
            <text:p>38.4035451037</text:p>
          </table:table-cell>
          <table:table-cell office:value-type="float" office:value="100" calcext:value-type="float">
            <text:p>100</text:p>
          </table:table-cell>
          <table:table-cell office:value-type="float" office:value="33.761080435179" calcext:value-type="float">
            <text:p>33.761080435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065" calcext:value-type="float">
            <text:p>42065</text:p>
          </table:table-cell>
          <table:table-cell office:value-type="float" office:value="219" calcext:value-type="float">
            <text:p>219</text:p>
          </table:table-cell>
          <table:table-cell office:value-type="float" office:value="28.098500244473" calcext:value-type="float">
            <text:p>28.0985002445</text:p>
          </table:table-cell>
          <table:table-cell office:value-type="float" office:value="28.680058911907" calcext:value-type="float">
            <text:p>28.6800589119</text:p>
          </table:table-cell>
          <table:table-cell office:value-type="float" office:value="10.281434825979" calcext:value-type="float">
            <text:p>10.281434826</text:p>
          </table:table-cell>
          <table:table-cell office:value-type="float" office:value="10.318841980531" calcext:value-type="float">
            <text:p>10.3188419805</text:p>
          </table:table-cell>
          <table:table-cell table:formula="of:=SUM([.D74:.G74])" office:value-type="float" office:value="77.37883596289" calcext:value-type="float">
            <text:p>77.3788359629</text:p>
          </table:table-cell>
          <table:table-cell office:value-type="float" office:value="41.24794280651" calcext:value-type="float">
            <text:p>41.2479428065</text:p>
          </table:table-cell>
          <table:table-cell office:value-type="float" office:value="100" calcext:value-type="float">
            <text:p>100</text:p>
          </table:table-cell>
          <table:table-cell office:value-type="float" office:value="31.388559615531" calcext:value-type="float">
            <text:p>31.38855961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529" calcext:value-type="float">
            <text:p>42529</text:p>
          </table:table-cell>
          <table:table-cell office:value-type="float" office:value="222" calcext:value-type="float">
            <text:p>222</text:p>
          </table:table-cell>
          <table:table-cell office:value-type="float" office:value="29.877909334927" calcext:value-type="float">
            <text:p>29.8779093349</text:p>
          </table:table-cell>
          <table:table-cell office:value-type="float" office:value="29.3797572919" calcext:value-type="float">
            <text:p>29.3797572919</text:p>
          </table:table-cell>
          <table:table-cell office:value-type="float" office:value="9.2624367425503" calcext:value-type="float">
            <text:p>9.2624367426</text:p>
          </table:table-cell>
          <table:table-cell office:value-type="float" office:value="11.123664079379" calcext:value-type="float">
            <text:p>11.1236640794</text:p>
          </table:table-cell>
          <table:table-cell table:formula="of:=SUM([.D75:.G75])" office:value-type="float" office:value="79.6437674487563" calcext:value-type="float">
            <text:p>79.6437674488</text:p>
          </table:table-cell>
          <table:table-cell office:value-type="float" office:value="41.033766821929" calcext:value-type="float">
            <text:p>41.0337668219</text:p>
          </table:table-cell>
          <table:table-cell office:value-type="float" office:value="100" calcext:value-type="float">
            <text:p>100</text:p>
          </table:table-cell>
          <table:table-cell office:value-type="float" office:value="29.069305632087" calcext:value-type="float">
            <text:p>29.069305632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993" calcext:value-type="float">
            <text:p>42993</text:p>
          </table:table-cell>
          <table:table-cell office:value-type="float" office:value="225" calcext:value-type="float">
            <text:p>225</text:p>
          </table:table-cell>
          <table:table-cell office:value-type="float" office:value="29.374587449542" calcext:value-type="float">
            <text:p>29.3745874495</text:p>
          </table:table-cell>
          <table:table-cell office:value-type="float" office:value="29.808690494493" calcext:value-type="float">
            <text:p>29.8086904945</text:p>
          </table:table-cell>
          <table:table-cell office:value-type="float" office:value="9.0923591031067" calcext:value-type="float">
            <text:p>9.0923591031</text:p>
          </table:table-cell>
          <table:table-cell office:value-type="float" office:value="11.517737881417" calcext:value-type="float">
            <text:p>11.5177378814</text:p>
          </table:table-cell>
          <table:table-cell table:formula="of:=SUM([.D76:.G76])" office:value-type="float" office:value="79.7933749285587" calcext:value-type="float">
            <text:p>79.7933749286</text:p>
          </table:table-cell>
          <table:table-cell office:value-type="float" office:value="41.257762984523" calcext:value-type="float">
            <text:p>41.2577629845</text:p>
          </table:table-cell>
          <table:table-cell office:value-type="float" office:value="100" calcext:value-type="float">
            <text:p>100</text:p>
          </table:table-cell>
          <table:table-cell office:value-type="float" office:value="30.628415819172" calcext:value-type="float">
            <text:p>30.628415819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3457" calcext:value-type="float">
            <text:p>43457</text:p>
          </table:table-cell>
          <table:table-cell office:value-type="float" office:value="228" calcext:value-type="float">
            <text:p>228</text:p>
          </table:table-cell>
          <table:table-cell office:value-type="float" office:value="31.588658624491" calcext:value-type="float">
            <text:p>31.5886586245</text:p>
          </table:table-cell>
          <table:table-cell office:value-type="float" office:value="30.443106890283" calcext:value-type="float">
            <text:p>30.4431068903</text:p>
          </table:table-cell>
          <table:table-cell office:value-type="float" office:value="11.177070190754" calcext:value-type="float">
            <text:p>11.1770701908</text:p>
          </table:table-cell>
          <table:table-cell office:value-type="float" office:value="11.071186709428" calcext:value-type="float">
            <text:p>11.0711867094</text:p>
          </table:table-cell>
          <table:table-cell table:formula="of:=SUM([.D77:.G77])" office:value-type="float" office:value="84.280022414956" calcext:value-type="float">
            <text:p>84.280022415</text:p>
          </table:table-cell>
          <table:table-cell office:value-type="float" office:value="42.895922900182" calcext:value-type="float">
            <text:p>42.8959229002</text:p>
          </table:table-cell>
          <table:table-cell office:value-type="float" office:value="100" calcext:value-type="float">
            <text:p>100</text:p>
          </table:table-cell>
          <table:table-cell office:value-type="float" office:value="29.630549967287" calcext:value-type="float">
            <text:p>29.63054996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3921" calcext:value-type="float">
            <text:p>43921</text:p>
          </table:table-cell>
          <table:table-cell office:value-type="float" office:value="231" calcext:value-type="float">
            <text:p>231</text:p>
          </table:table-cell>
          <table:table-cell office:value-type="float" office:value="31.640099980737" calcext:value-type="float">
            <text:p>31.6400999807</text:p>
          </table:table-cell>
          <table:table-cell office:value-type="float" office:value="31.201415767311" calcext:value-type="float">
            <text:p>31.2014157673</text:p>
          </table:table-cell>
          <table:table-cell office:value-type="float" office:value="9.6736802607554" calcext:value-type="float">
            <text:p>9.6736802608</text:p>
          </table:table-cell>
          <table:table-cell office:value-type="float" office:value="10.572131581107" calcext:value-type="float">
            <text:p>10.5721315811</text:p>
          </table:table-cell>
          <table:table-cell table:formula="of:=SUM([.D78:.G78])" office:value-type="float" office:value="83.0873275899104" calcext:value-type="float">
            <text:p>83.0873275899</text:p>
          </table:table-cell>
          <table:table-cell office:value-type="float" office:value="40.893477841862" calcext:value-type="float">
            <text:p>40.8934778419</text:p>
          </table:table-cell>
          <table:table-cell office:value-type="float" office:value="100" calcext:value-type="float">
            <text:p>100</text:p>
          </table:table-cell>
          <table:table-cell office:value-type="float" office:value="29.767924906347" calcext:value-type="float">
            <text:p>29.767924906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4385" calcext:value-type="float">
            <text:p>44385</text:p>
          </table:table-cell>
          <table:table-cell office:value-type="float" office:value="234" calcext:value-type="float">
            <text:p>234</text:p>
          </table:table-cell>
          <table:table-cell office:value-type="float" office:value="29.755764285599" calcext:value-type="float">
            <text:p>29.7557642856</text:p>
          </table:table-cell>
          <table:table-cell office:value-type="float" office:value="29.963742240072" calcext:value-type="float">
            <text:p>29.9637422401</text:p>
          </table:table-cell>
          <table:table-cell office:value-type="float" office:value="8.8142961980495" calcext:value-type="float">
            <text:p>8.814296198</text:p>
          </table:table-cell>
          <table:table-cell office:value-type="float" office:value="9.300566843078" calcext:value-type="float">
            <text:p>9.3005668431</text:p>
          </table:table-cell>
          <table:table-cell table:formula="of:=SUM([.D79:.G79])" office:value-type="float" office:value="77.8343695667985" calcext:value-type="float">
            <text:p>77.8343695668</text:p>
          </table:table-cell>
          <table:table-cell office:value-type="float" office:value="38.762529041128" calcext:value-type="float">
            <text:p>38.7625290411</text:p>
          </table:table-cell>
          <table:table-cell office:value-type="float" office:value="100" calcext:value-type="float">
            <text:p>100</text:p>
          </table:table-cell>
          <table:table-cell office:value-type="float" office:value="29.567600455591" calcext:value-type="float">
            <text:p>29.567600455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4849" calcext:value-type="float">
            <text:p>44849</text:p>
          </table:table-cell>
          <table:table-cell office:value-type="float" office:value="237" calcext:value-type="float">
            <text:p>237</text:p>
          </table:table-cell>
          <table:table-cell office:value-type="float" office:value="28.260018343253" calcext:value-type="float">
            <text:p>28.2600183433</text:p>
          </table:table-cell>
          <table:table-cell office:value-type="float" office:value="30.384513055275" calcext:value-type="float">
            <text:p>30.3845130553</text:p>
          </table:table-cell>
          <table:table-cell office:value-type="float" office:value="7.9637465512793" calcext:value-type="float">
            <text:p>7.9637465513</text:p>
          </table:table-cell>
          <table:table-cell office:value-type="float" office:value="10.394308806295" calcext:value-type="float">
            <text:p>10.3943088063</text:p>
          </table:table-cell>
          <table:table-cell table:formula="of:=SUM([.D80:.G80])" office:value-type="float" office:value="77.0025867561023" calcext:value-type="float">
            <text:p>77.0025867561</text:p>
          </table:table-cell>
          <table:table-cell office:value-type="float" office:value="39.005721357575" calcext:value-type="float">
            <text:p>39.0057213576</text:p>
          </table:table-cell>
          <table:table-cell office:value-type="float" office:value="100" calcext:value-type="float">
            <text:p>100</text:p>
          </table:table-cell>
          <table:table-cell office:value-type="float" office:value="31.173737398162" calcext:value-type="float">
            <text:p>31.17373739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313" calcext:value-type="float">
            <text:p>45313</text:p>
          </table:table-cell>
          <table:table-cell office:value-type="float" office:value="240" calcext:value-type="float">
            <text:p>240</text:p>
          </table:table-cell>
          <table:table-cell office:value-type="float" office:value="31.210993201086" calcext:value-type="float">
            <text:p>31.2109932011</text:p>
          </table:table-cell>
          <table:table-cell office:value-type="float" office:value="32.19411010499" calcext:value-type="float">
            <text:p>32.194110105</text:p>
          </table:table-cell>
          <table:table-cell office:value-type="float" office:value="9.9920575793562" calcext:value-type="float">
            <text:p>9.9920575794</text:p>
          </table:table-cell>
          <table:table-cell office:value-type="float" office:value="12.149272629074" calcext:value-type="float">
            <text:p>12.1492726291</text:p>
          </table:table-cell>
          <table:table-cell table:formula="of:=SUM([.D81:.G81])" office:value-type="float" office:value="85.5464335145062" calcext:value-type="float">
            <text:p>85.5464335145</text:p>
          </table:table-cell>
          <table:table-cell office:value-type="float" office:value="42.78899620843" calcext:value-type="float">
            <text:p>42.7889962084</text:p>
          </table:table-cell>
          <table:table-cell office:value-type="float" office:value="100" calcext:value-type="float">
            <text:p>100</text:p>
          </table:table-cell>
          <table:table-cell office:value-type="float" office:value="30.517315322968" calcext:value-type="float">
            <text:p>30.5173153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777" calcext:value-type="float">
            <text:p>45777</text:p>
          </table:table-cell>
          <table:table-cell office:value-type="float" office:value="243" calcext:value-type="float">
            <text:p>243</text:p>
          </table:table-cell>
          <table:table-cell office:value-type="float" office:value="29.611106182768" calcext:value-type="float">
            <text:p>29.6111061828</text:p>
          </table:table-cell>
          <table:table-cell office:value-type="float" office:value="30.940984029693" calcext:value-type="float">
            <text:p>30.9409840297</text:p>
          </table:table-cell>
          <table:table-cell office:value-type="float" office:value="8.9656676363237" calcext:value-type="float">
            <text:p>8.9656676363</text:p>
          </table:table-cell>
          <table:table-cell office:value-type="float" office:value="11.390330749286" calcext:value-type="float">
            <text:p>11.3903307493</text:p>
          </table:table-cell>
          <table:table-cell table:formula="of:=SUM([.D82:.G82])" office:value-type="float" office:value="80.9080885980707" calcext:value-type="float">
            <text:p>80.9080885981</text:p>
          </table:table-cell>
          <table:table-cell office:value-type="float" office:value="41.003664385609" calcext:value-type="float">
            <text:p>41.0036643856</text:p>
          </table:table-cell>
          <table:table-cell office:value-type="float" office:value="100" calcext:value-type="float">
            <text:p>100</text:p>
          </table:table-cell>
          <table:table-cell office:value-type="float" office:value="29.948630232458" calcext:value-type="float">
            <text:p>29.94863023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7169" calcext:value-type="float">
            <text:p>47169</text:p>
          </table:table-cell>
          <table:table-cell office:value-type="float" office:value="246" calcext:value-type="float">
            <text:p>246</text:p>
          </table:table-cell>
          <table:table-cell office:value-type="float" office:value="30.423360231693" calcext:value-type="float">
            <text:p>30.4233602317</text:p>
          </table:table-cell>
          <table:table-cell office:value-type="float" office:value="30.243755397533" calcext:value-type="float">
            <text:p>30.2437553975</text:p>
          </table:table-cell>
          <table:table-cell office:value-type="float" office:value="8.645848575417" calcext:value-type="float">
            <text:p>8.6458485754</text:p>
          </table:table-cell>
          <table:table-cell office:value-type="float" office:value="10.382474504842" calcext:value-type="float">
            <text:p>10.3824745048</text:p>
          </table:table-cell>
          <table:table-cell table:formula="of:=SUM([.D83:.G83])" office:value-type="float" office:value="79.695438709485" calcext:value-type="float">
            <text:p>79.6954387095</text:p>
          </table:table-cell>
          <table:table-cell office:value-type="float" office:value="39.675989080259" calcext:value-type="float">
            <text:p>39.6759890803</text:p>
          </table:table-cell>
          <table:table-cell office:value-type="float" office:value="100" calcext:value-type="float">
            <text:p>100</text:p>
          </table:table-cell>
          <table:table-cell office:value-type="float" office:value="27.833223042885" calcext:value-type="float">
            <text:p>27.833223042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9257" calcext:value-type="float">
            <text:p>49257</text:p>
          </table:table-cell>
          <table:table-cell office:value-type="float" office:value="249" calcext:value-type="float">
            <text:p>249</text:p>
          </table:table-cell>
          <table:table-cell office:value-type="float" office:value="30.193301203969" calcext:value-type="float">
            <text:p>30.193301204</text:p>
          </table:table-cell>
          <table:table-cell office:value-type="float" office:value="29.344059333769" calcext:value-type="float">
            <text:p>29.3440593338</text:p>
          </table:table-cell>
          <table:table-cell office:value-type="float" office:value="9.3167576802963" calcext:value-type="float">
            <text:p>9.3167576803</text:p>
          </table:table-cell>
          <table:table-cell office:value-type="float" office:value="11.882345263734" calcext:value-type="float">
            <text:p>11.8823452637</text:p>
          </table:table-cell>
          <table:table-cell table:formula="of:=SUM([.D84:.G84])" office:value-type="float" office:value="80.7364634817683" calcext:value-type="float">
            <text:p>80.7364634818</text:p>
          </table:table-cell>
          <table:table-cell office:value-type="float" office:value="41.84676894403" calcext:value-type="float">
            <text:p>41.846768944</text:p>
          </table:table-cell>
          <table:table-cell office:value-type="float" office:value="100" calcext:value-type="float">
            <text:p>100</text:p>
          </table:table-cell>
          <table:table-cell office:value-type="float" office:value="28.781264360673" calcext:value-type="float">
            <text:p>28.781264360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9721" calcext:value-type="float">
            <text:p>49721</text:p>
          </table:table-cell>
          <table:table-cell office:value-type="float" office:value="252" calcext:value-type="float">
            <text:p>252</text:p>
          </table:table-cell>
          <table:table-cell office:value-type="float" office:value="29.221016223552" calcext:value-type="float">
            <text:p>29.2210162236</text:p>
          </table:table-cell>
          <table:table-cell office:value-type="float" office:value="30.178414693794" calcext:value-type="float">
            <text:p>30.1784146938</text:p>
          </table:table-cell>
          <table:table-cell office:value-type="float" office:value="8.2784944651769" calcext:value-type="float">
            <text:p>8.2784944652</text:p>
          </table:table-cell>
          <table:table-cell office:value-type="float" office:value="10.047173308254" calcext:value-type="float">
            <text:p>10.0471733083</text:p>
          </table:table-cell>
          <table:table-cell table:formula="of:=SUM([.D85:.G85])" office:value-type="float" office:value="77.7250986907769" calcext:value-type="float">
            <text:p>77.7250986908</text:p>
          </table:table-cell>
          <table:table-cell office:value-type="float" office:value="38.973333773431" calcext:value-type="float">
            <text:p>38.9733337734</text:p>
          </table:table-cell>
          <table:table-cell office:value-type="float" office:value="100" calcext:value-type="float">
            <text:p>100</text:p>
          </table:table-cell>
          <table:table-cell office:value-type="float" office:value="31.290746980351" calcext:value-type="float">
            <text:p>31.290746980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0185" calcext:value-type="float">
            <text:p>50185</text:p>
          </table:table-cell>
          <table:table-cell office:value-type="float" office:value="255" calcext:value-type="float">
            <text:p>255</text:p>
          </table:table-cell>
          <table:table-cell office:value-type="float" office:value="30.500502758258" calcext:value-type="float">
            <text:p>30.5005027583</text:p>
          </table:table-cell>
          <table:table-cell office:value-type="float" office:value="30.350138385468" calcext:value-type="float">
            <text:p>30.3501383855</text:p>
          </table:table-cell>
          <table:table-cell office:value-type="float" office:value="10.262502937118" calcext:value-type="float">
            <text:p>10.2625029371</text:p>
          </table:table-cell>
          <table:table-cell office:value-type="float" office:value="9.7906533667576" calcext:value-type="float">
            <text:p>9.7906533668</text:p>
          </table:table-cell>
          <table:table-cell table:formula="of:=SUM([.D86:.G86])" office:value-type="float" office:value="80.9037974476016" calcext:value-type="float">
            <text:p>80.9037974476</text:p>
          </table:table-cell>
          <table:table-cell office:value-type="float" office:value="40.700822303876" calcext:value-type="float">
            <text:p>40.7008223039</text:p>
          </table:table-cell>
          <table:table-cell office:value-type="float" office:value="100" calcext:value-type="float">
            <text:p>100</text:p>
          </table:table-cell>
          <table:table-cell office:value-type="float" office:value="30.590002597752" calcext:value-type="float">
            <text:p>30.59000259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0649" calcext:value-type="float">
            <text:p>50649</text:p>
          </table:table-cell>
          <table:table-cell office:value-type="float" office:value="258" calcext:value-type="float">
            <text:p>258</text:p>
          </table:table-cell>
          <table:table-cell office:value-type="float" office:value="29.94139716234" calcext:value-type="float">
            <text:p>29.9413971623</text:p>
          </table:table-cell>
          <table:table-cell office:value-type="float" office:value="29.776248964166" calcext:value-type="float">
            <text:p>29.7762489642</text:p>
          </table:table-cell>
          <table:table-cell office:value-type="float" office:value="8.7375288297241" calcext:value-type="float">
            <text:p>8.7375288297</text:p>
          </table:table-cell>
          <table:table-cell office:value-type="float" office:value="10.512152448113" calcext:value-type="float">
            <text:p>10.5121524481</text:p>
          </table:table-cell>
          <table:table-cell table:formula="of:=SUM([.D87:.G87])" office:value-type="float" office:value="78.9673274043431" calcext:value-type="float">
            <text:p>78.9673274043</text:p>
          </table:table-cell>
          <table:table-cell office:value-type="float" office:value="39.897347277837" calcext:value-type="float">
            <text:p>39.8973472778</text:p>
          </table:table-cell>
          <table:table-cell office:value-type="float" office:value="100" calcext:value-type="float">
            <text:p>100</text:p>
          </table:table-cell>
          <table:table-cell office:value-type="float" office:value="26.293845028627" calcext:value-type="float">
            <text:p>26.29384502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1113" calcext:value-type="float">
            <text:p>51113</text:p>
          </table:table-cell>
          <table:table-cell office:value-type="float" office:value="261" calcext:value-type="float">
            <text:p>261</text:p>
          </table:table-cell>
          <table:table-cell office:value-type="float" office:value="28.715783937543" calcext:value-type="float">
            <text:p>28.7157839375</text:p>
          </table:table-cell>
          <table:table-cell office:value-type="float" office:value="30.246213838493" calcext:value-type="float">
            <text:p>30.2462138385</text:p>
          </table:table-cell>
          <table:table-cell office:value-type="float" office:value="10.29444997631" calcext:value-type="float">
            <text:p>10.2944499763</text:p>
          </table:table-cell>
          <table:table-cell office:value-type="float" office:value="11.819490641685" calcext:value-type="float">
            <text:p>11.8194906417</text:p>
          </table:table-cell>
          <table:table-cell table:formula="of:=SUM([.D88:.G88])" office:value-type="float" office:value="81.075938394031" calcext:value-type="float">
            <text:p>81.075938394</text:p>
          </table:table-cell>
          <table:table-cell office:value-type="float" office:value="42.761606617995" calcext:value-type="float">
            <text:p>42.761606618</text:p>
          </table:table-cell>
          <table:table-cell office:value-type="float" office:value="100" calcext:value-type="float">
            <text:p>100</text:p>
          </table:table-cell>
          <table:table-cell office:value-type="float" office:value="31.730218810378" calcext:value-type="float">
            <text:p>31.730218810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1577" calcext:value-type="float">
            <text:p>51577</text:p>
          </table:table-cell>
          <table:table-cell office:value-type="float" office:value="264" calcext:value-type="float">
            <text:p>264</text:p>
          </table:table-cell>
          <table:table-cell office:value-type="float" office:value="29.726213746084" calcext:value-type="float">
            <text:p>29.7262137461</text:p>
          </table:table-cell>
          <table:table-cell office:value-type="float" office:value="29.963180516726" calcext:value-type="float">
            <text:p>29.9631805167</text:p>
          </table:table-cell>
          <table:table-cell office:value-type="float" office:value="9.072794383471" calcext:value-type="float">
            <text:p>9.0727943835</text:p>
          </table:table-cell>
          <table:table-cell office:value-type="float" office:value="11.013404381184" calcext:value-type="float">
            <text:p>11.0134043812</text:p>
          </table:table-cell>
          <table:table-cell table:formula="of:=SUM([.D89:.G89])" office:value-type="float" office:value="79.775593027465" calcext:value-type="float">
            <text:p>79.7755930275</text:p>
          </table:table-cell>
          <table:table-cell office:value-type="float" office:value="40.733864764655" calcext:value-type="float">
            <text:p>40.7338647647</text:p>
          </table:table-cell>
          <table:table-cell office:value-type="float" office:value="100" calcext:value-type="float">
            <text:p>100</text:p>
          </table:table-cell>
          <table:table-cell office:value-type="float" office:value="31.558230074747" calcext:value-type="float">
            <text:p>31.55823007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2041" calcext:value-type="float">
            <text:p>52041</text:p>
          </table:table-cell>
          <table:table-cell office:value-type="float" office:value="267" calcext:value-type="float">
            <text:p>267</text:p>
          </table:table-cell>
          <table:table-cell office:value-type="float" office:value="29.48645672285" calcext:value-type="float">
            <text:p>29.4864567229</text:p>
          </table:table-cell>
          <table:table-cell office:value-type="float" office:value="28.670241966667" calcext:value-type="float">
            <text:p>28.6702419667</text:p>
          </table:table-cell>
          <table:table-cell office:value-type="float" office:value="10.869421091608" calcext:value-type="float">
            <text:p>10.8694210916</text:p>
          </table:table-cell>
          <table:table-cell office:value-type="float" office:value="10.528823020988" calcext:value-type="float">
            <text:p>10.528823021</text:p>
          </table:table-cell>
          <table:table-cell table:formula="of:=SUM([.D90:.G90])" office:value-type="float" office:value="79.554942802113" calcext:value-type="float">
            <text:p>79.5549428021</text:p>
          </table:table-cell>
          <table:table-cell office:value-type="float" office:value="42.045910112596" calcext:value-type="float">
            <text:p>42.0459101126</text:p>
          </table:table-cell>
          <table:table-cell office:value-type="float" office:value="100" calcext:value-type="float">
            <text:p>100</text:p>
          </table:table-cell>
          <table:table-cell office:value-type="float" office:value="28.14510570291" calcext:value-type="float">
            <text:p>28.145105702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2507" calcext:value-type="float">
            <text:p>52507</text:p>
          </table:table-cell>
          <table:table-cell office:value-type="float" office:value="270" calcext:value-type="float">
            <text:p>270</text:p>
          </table:table-cell>
          <table:table-cell office:value-type="float" office:value="31.172280865801" calcext:value-type="float">
            <text:p>31.1722808658</text:p>
          </table:table-cell>
          <table:table-cell office:value-type="float" office:value="28.869975536278" calcext:value-type="float">
            <text:p>28.8699755363</text:p>
          </table:table-cell>
          <table:table-cell office:value-type="float" office:value="11.99849422918" calcext:value-type="float">
            <text:p>11.9984942292</text:p>
          </table:table-cell>
          <table:table-cell office:value-type="float" office:value="10.071430992163" calcext:value-type="float">
            <text:p>10.0714309922</text:p>
          </table:table-cell>
          <table:table-cell table:formula="of:=SUM([.D91:.G91])" office:value-type="float" office:value="82.112181623422" calcext:value-type="float">
            <text:p>82.1121816234</text:p>
          </table:table-cell>
          <table:table-cell office:value-type="float" office:value="42.717591221343" calcext:value-type="float">
            <text:p>42.7175912213</text:p>
          </table:table-cell>
          <table:table-cell office:value-type="float" office:value="100" calcext:value-type="float">
            <text:p>100</text:p>
          </table:table-cell>
          <table:table-cell office:value-type="float" office:value="30.903819353206" calcext:value-type="float">
            <text:p>30.903819353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4029" calcext:value-type="float">
            <text:p>54029</text:p>
          </table:table-cell>
          <table:table-cell office:value-type="float" office:value="273" calcext:value-type="float">
            <text:p>273</text:p>
          </table:table-cell>
          <table:table-cell office:value-type="float" office:value="29.677384255647" calcext:value-type="float">
            <text:p>29.6773842556</text:p>
          </table:table-cell>
          <table:table-cell office:value-type="float" office:value="29.573039554584" calcext:value-type="float">
            <text:p>29.5730395546</text:p>
          </table:table-cell>
          <table:table-cell office:value-type="float" office:value="10.263419134457" calcext:value-type="float">
            <text:p>10.2634191345</text:p>
          </table:table-cell>
          <table:table-cell office:value-type="float" office:value="9.0023776155656" calcext:value-type="float">
            <text:p>9.0023776156</text:p>
          </table:table-cell>
          <table:table-cell table:formula="of:=SUM([.D92:.G92])" office:value-type="float" office:value="78.5162205602536" calcext:value-type="float">
            <text:p>78.5162205603</text:p>
          </table:table-cell>
          <table:table-cell office:value-type="float" office:value="39.913462750022" calcext:value-type="float">
            <text:p>39.91346275</text:p>
          </table:table-cell>
          <table:table-cell office:value-type="float" office:value="100" calcext:value-type="float">
            <text:p>100</text:p>
          </table:table-cell>
          <table:table-cell office:value-type="float" office:value="31.445720466559" calcext:value-type="float">
            <text:p>31.445720466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4493" calcext:value-type="float">
            <text:p>54493</text:p>
          </table:table-cell>
          <table:table-cell office:value-type="float" office:value="276" calcext:value-type="float">
            <text:p>276</text:p>
          </table:table-cell>
          <table:table-cell office:value-type="float" office:value="31.102285418814" calcext:value-type="float">
            <text:p>31.1022854188</text:p>
          </table:table-cell>
          <table:table-cell office:value-type="float" office:value="30.346207642635" calcext:value-type="float">
            <text:p>30.3462076426</text:p>
          </table:table-cell>
          <table:table-cell office:value-type="float" office:value="11.476659429389" calcext:value-type="float">
            <text:p>11.4766594294</text:p>
          </table:table-cell>
          <table:table-cell office:value-type="float" office:value="10.228503804072" calcext:value-type="float">
            <text:p>10.2285038041</text:p>
          </table:table-cell>
          <table:table-cell table:formula="of:=SUM([.D93:.G93])" office:value-type="float" office:value="83.15365629491" calcext:value-type="float">
            <text:p>83.1536562949</text:p>
          </table:table-cell>
          <table:table-cell office:value-type="float" office:value="42.352829233461" calcext:value-type="float">
            <text:p>42.3528292335</text:p>
          </table:table-cell>
          <table:table-cell office:value-type="float" office:value="100" calcext:value-type="float">
            <text:p>100</text:p>
          </table:table-cell>
          <table:table-cell office:value-type="float" office:value="26.442899225554" calcext:value-type="float">
            <text:p>26.442899225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4957" calcext:value-type="float">
            <text:p>54957</text:p>
          </table:table-cell>
          <table:table-cell office:value-type="float" office:value="279" calcext:value-type="float">
            <text:p>279</text:p>
          </table:table-cell>
          <table:table-cell office:value-type="float" office:value="29.526231317763" calcext:value-type="float">
            <text:p>29.5262313178</text:p>
          </table:table-cell>
          <table:table-cell office:value-type="float" office:value="28.441101941782" calcext:value-type="float">
            <text:p>28.4411019418</text:p>
          </table:table-cell>
          <table:table-cell office:value-type="float" office:value="11.336339396523" calcext:value-type="float">
            <text:p>11.3363393965</text:p>
          </table:table-cell>
          <table:table-cell office:value-type="float" office:value="11.643400203195" calcext:value-type="float">
            <text:p>11.6434002032</text:p>
          </table:table-cell>
          <table:table-cell table:formula="of:=SUM([.D94:.G94])" office:value-type="float" office:value="80.947072859263" calcext:value-type="float">
            <text:p>80.9470728593</text:p>
          </table:table-cell>
          <table:table-cell office:value-type="float" office:value="43.627405599718" calcext:value-type="float">
            <text:p>43.6274055997</text:p>
          </table:table-cell>
          <table:table-cell office:value-type="float" office:value="100" calcext:value-type="float">
            <text:p>100</text:p>
          </table:table-cell>
          <table:table-cell office:value-type="float" office:value="31.364573329386" calcext:value-type="float">
            <text:p>31.364573329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421" calcext:value-type="float">
            <text:p>55421</text:p>
          </table:table-cell>
          <table:table-cell office:value-type="float" office:value="282" calcext:value-type="float">
            <text:p>282</text:p>
          </table:table-cell>
          <table:table-cell office:value-type="float" office:value="29.191219085336" calcext:value-type="float">
            <text:p>29.1912190853</text:p>
          </table:table-cell>
          <table:table-cell office:value-type="float" office:value="31.08486000319" calcext:value-type="float">
            <text:p>31.0848600032</text:p>
          </table:table-cell>
          <table:table-cell office:value-type="float" office:value="11.718703488567" calcext:value-type="float">
            <text:p>11.7187034886</text:p>
          </table:table-cell>
          <table:table-cell office:value-type="float" office:value="10.444109912198" calcext:value-type="float">
            <text:p>10.4441099122</text:p>
          </table:table-cell>
          <table:table-cell table:formula="of:=SUM([.D95:.G95])" office:value-type="float" office:value="82.438892489291" calcext:value-type="float">
            <text:p>82.4388924893</text:p>
          </table:table-cell>
          <table:table-cell office:value-type="float" office:value="42.810479400765" calcext:value-type="float">
            <text:p>42.8104794008</text:p>
          </table:table-cell>
          <table:table-cell office:value-type="float" office:value="100" calcext:value-type="float">
            <text:p>100</text:p>
          </table:table-cell>
          <table:table-cell office:value-type="float" office:value="30.14045121873" calcext:value-type="float">
            <text:p>30.140451218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885" calcext:value-type="float">
            <text:p>55885</text:p>
          </table:table-cell>
          <table:table-cell office:value-type="float" office:value="285" calcext:value-type="float">
            <text:p>285</text:p>
          </table:table-cell>
          <table:table-cell office:value-type="float" office:value="30.875695205146" calcext:value-type="float">
            <text:p>30.8756952051</text:p>
          </table:table-cell>
          <table:table-cell office:value-type="float" office:value="29.134100489249" calcext:value-type="float">
            <text:p>29.1341004892</text:p>
          </table:table-cell>
          <table:table-cell office:value-type="float" office:value="8.8067753551758" calcext:value-type="float">
            <text:p>8.8067753552</text:p>
          </table:table-cell>
          <table:table-cell office:value-type="float" office:value="11.091374621907" calcext:value-type="float">
            <text:p>11.0913746219</text:p>
          </table:table-cell>
          <table:table-cell table:formula="of:=SUM([.D96:.G96])" office:value-type="float" office:value="79.9079456714778" calcext:value-type="float">
            <text:p>79.9079456715</text:p>
          </table:table-cell>
          <table:table-cell office:value-type="float" office:value="40.545815977083" calcext:value-type="float">
            <text:p>40.5458159771</text:p>
          </table:table-cell>
          <table:table-cell office:value-type="float" office:value="100" calcext:value-type="float">
            <text:p>100</text:p>
          </table:table-cell>
          <table:table-cell office:value-type="float" office:value="28.863748271651" calcext:value-type="float">
            <text:p>28.86374827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349" calcext:value-type="float">
            <text:p>56349</text:p>
          </table:table-cell>
          <table:table-cell office:value-type="float" office:value="288" calcext:value-type="float">
            <text:p>288</text:p>
          </table:table-cell>
          <table:table-cell office:value-type="float" office:value="29.55219314645" calcext:value-type="float">
            <text:p>29.5521931465</text:p>
          </table:table-cell>
          <table:table-cell office:value-type="float" office:value="29.068568818822" calcext:value-type="float">
            <text:p>29.0685688188</text:p>
          </table:table-cell>
          <table:table-cell office:value-type="float" office:value="11.147287337388" calcext:value-type="float">
            <text:p>11.1472873374</text:p>
          </table:table-cell>
          <table:table-cell office:value-type="float" office:value="10.002815047788" calcext:value-type="float">
            <text:p>10.0028150478</text:p>
          </table:table-cell>
          <table:table-cell table:formula="of:=SUM([.D97:.G97])" office:value-type="float" office:value="79.770864350448" calcext:value-type="float">
            <text:p>79.7708643504</text:p>
          </table:table-cell>
          <table:table-cell office:value-type="float" office:value="41.797768385176" calcext:value-type="float">
            <text:p>41.7977683852</text:p>
          </table:table-cell>
          <table:table-cell office:value-type="float" office:value="100" calcext:value-type="float">
            <text:p>100</text:p>
          </table:table-cell>
          <table:table-cell office:value-type="float" office:value="28.228894025448" calcext:value-type="float">
            <text:p>28.228894025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813" calcext:value-type="float">
            <text:p>56813</text:p>
          </table:table-cell>
          <table:table-cell office:value-type="float" office:value="291" calcext:value-type="float">
            <text:p>291</text:p>
          </table:table-cell>
          <table:table-cell office:value-type="float" office:value="30.111938115676" calcext:value-type="float">
            <text:p>30.1119381157</text:p>
          </table:table-cell>
          <table:table-cell office:value-type="float" office:value="30.491435915625" calcext:value-type="float">
            <text:p>30.4914359156</text:p>
          </table:table-cell>
          <table:table-cell office:value-type="float" office:value="11.728951851418" calcext:value-type="float">
            <text:p>11.7289518514</text:p>
          </table:table-cell>
          <table:table-cell office:value-type="float" office:value="9.1614576124063" calcext:value-type="float">
            <text:p>9.1614576124</text:p>
          </table:table-cell>
          <table:table-cell table:formula="of:=SUM([.D98:.G98])" office:value-type="float" office:value="81.4937834951253" calcext:value-type="float">
            <text:p>81.4937834951</text:p>
          </table:table-cell>
          <table:table-cell office:value-type="float" office:value="41.538075463824" calcext:value-type="float">
            <text:p>41.5380754638</text:p>
          </table:table-cell>
          <table:table-cell office:value-type="float" office:value="100" calcext:value-type="float">
            <text:p>100</text:p>
          </table:table-cell>
          <table:table-cell office:value-type="float" office:value="30.249877276546" calcext:value-type="float">
            <text:p>30.249877276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7277" calcext:value-type="float">
            <text:p>57277</text:p>
          </table:table-cell>
          <table:table-cell office:value-type="float" office:value="294" calcext:value-type="float">
            <text:p>294</text:p>
          </table:table-cell>
          <table:table-cell office:value-type="float" office:value="30.342788659427" calcext:value-type="float">
            <text:p>30.3427886594</text:p>
          </table:table-cell>
          <table:table-cell office:value-type="float" office:value="30.788227380355" calcext:value-type="float">
            <text:p>30.7882273804</text:p>
          </table:table-cell>
          <table:table-cell office:value-type="float" office:value="8.68830634227" calcext:value-type="float">
            <text:p>8.6883063423</text:p>
          </table:table-cell>
          <table:table-cell office:value-type="float" office:value="9.702802355712" calcext:value-type="float">
            <text:p>9.7028023557</text:p>
          </table:table-cell>
          <table:table-cell table:formula="of:=SUM([.D99:.G99])" office:value-type="float" office:value="79.522124737764" calcext:value-type="float">
            <text:p>79.5221247378</text:p>
          </table:table-cell>
          <table:table-cell office:value-type="float" office:value="39.038774697982" calcext:value-type="float">
            <text:p>39.038774698</text:p>
          </table:table-cell>
          <table:table-cell office:value-type="float" office:value="100" calcext:value-type="float">
            <text:p>100</text:p>
          </table:table-cell>
          <table:table-cell office:value-type="float" office:value="31.168021674371" calcext:value-type="float">
            <text:p>31.168021674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7741" calcext:value-type="float">
            <text:p>57741</text:p>
          </table:table-cell>
          <table:table-cell office:value-type="float" office:value="297" calcext:value-type="float">
            <text:p>297</text:p>
          </table:table-cell>
          <table:table-cell office:value-type="float" office:value="31.063534746362" calcext:value-type="float">
            <text:p>31.0635347464</text:p>
          </table:table-cell>
          <table:table-cell office:value-type="float" office:value="30.57697780473" calcext:value-type="float">
            <text:p>30.5769778047</text:p>
          </table:table-cell>
          <table:table-cell office:value-type="float" office:value="10.16870552633" calcext:value-type="float">
            <text:p>10.1687055263</text:p>
          </table:table-cell>
          <table:table-cell office:value-type="float" office:value="11.659316287874" calcext:value-type="float">
            <text:p>11.6593162879</text:p>
          </table:table-cell>
          <table:table-cell table:formula="of:=SUM([.D100:.G100])" office:value-type="float" office:value="83.468534365296" calcext:value-type="float">
            <text:p>83.4685343653</text:p>
          </table:table-cell>
          <table:table-cell office:value-type="float" office:value="42.475687814205" calcext:value-type="float">
            <text:p>42.4756878142</text:p>
          </table:table-cell>
          <table:table-cell office:value-type="float" office:value="100" calcext:value-type="float">
            <text:p>100</text:p>
          </table:table-cell>
          <table:table-cell office:value-type="float" office:value="32.454047681805" calcext:value-type="float">
            <text:p>32.45404768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8205" calcext:value-type="float">
            <text:p>58205</text:p>
          </table:table-cell>
          <table:table-cell office:value-type="float" office:value="300" calcext:value-type="float">
            <text:p>300</text:p>
          </table:table-cell>
          <table:table-cell office:value-type="float" office:value="29.076960012407" calcext:value-type="float">
            <text:p>29.0769600124</text:p>
          </table:table-cell>
          <table:table-cell office:value-type="float" office:value="29.386612391737" calcext:value-type="float">
            <text:p>29.3866123917</text:p>
          </table:table-cell>
          <table:table-cell office:value-type="float" office:value="7.5665205684622" calcext:value-type="float">
            <text:p>7.5665205685</text:p>
          </table:table-cell>
          <table:table-cell office:value-type="float" office:value="12.14416418619" calcext:value-type="float">
            <text:p>12.1441641862</text:p>
          </table:table-cell>
          <table:table-cell table:formula="of:=SUM([.D101:.G101])" office:value-type="float" office:value="78.1742571587962" calcext:value-type="float">
            <text:p>78.1742571588</text:p>
          </table:table-cell>
          <table:table-cell office:value-type="float" office:value="40.358350754653" calcext:value-type="float">
            <text:p>40.3583507547</text:p>
          </table:table-cell>
          <table:table-cell office:value-type="float" office:value="100" calcext:value-type="float">
            <text:p>100</text:p>
          </table:table-cell>
          <table:table-cell office:value-type="float" office:value="30.588810649343" calcext:value-type="float">
            <text:p>30.5888106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6:50:11.568089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30T16:51:45.138856350</dc:date>
    <meta:editing-duration>PT8M31S</meta:editing-duration>
    <meta:editing-cycles>10</meta:editing-cycles>
    <meta:document-statistic meta:table-count="1" meta:cell-count="1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87cm" xlink:href=".." xlink:type="simple" chart:class="chart:scatter" chart:style-name="ch1">
        <chart:title svg:x="6.199cm" svg:y="0.314cm" chart:style-name="ch2">
          <text:p>System overview</text:p>
        </chart:title>
        <chart:subtitle svg:x="6.046cm" svg:y="1.284cm" chart:style-name="ch3">
          <text:p>2 compromised RTUs</text:p>
        </chart:subtitle>
        <chart:legend chart:legend-position="end" svg:x="13.065cm" svg:y="3.393cm" style:legend-expansion="high" chart:style-name="ch4"/>
        <chart:plot-area chart:style-name="ch5" table:cell-range-address="rtu3_sum.C2:rtu3_sum.C101 rtu3_sum.H1:rtu3_sum.I101 rtu3_sum.J2:rtu3_sum.K101 rtu3_sum.J1:rtu3_sum.J1" chart:data-source-has-labels="row" svg:x="0.32cm" svg:y="2.15cm" svg:width="12.425cm" svg:height="6.658cm">
          <chartooo:coordinate-region svg:x="0.994cm" svg:y="2.363cm" svg:width="11.22cm" svg:height="5.77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3_sum.H2:rtu3_sum.H101" chart:label-cell-address="rtu3_sum.H1:rtu3_sum.H1" chart:class="chart:scatter">
            <chart:domain table:cell-range-address="rtu3_sum.C2:rtu3_sum.C101"/>
            <chart:data-point chart:repeated="100"/>
          </chart:series>
          <chart:series chart:style-name="ch9" chart:values-cell-range-address="rtu3_sum.I2:rtu3_sum.I101" chart:label-cell-address="rtu3_sum.I1:rtu3_sum.I1" chart:class="chart:scatter">
            <chart:data-point chart:repeated="100"/>
          </chart:series>
          <chart:series chart:style-name="ch10" chart:values-cell-range-address="rtu3_sum.K2:rtu3_sum.K101" loext:label-string="no_attack" chart:class="chart:scatter">
            <chart:data-point chart:repeated="100"/>
          </chart:series>
          <chart:series chart:style-name="ch11" chart:values-cell-range-address="rtu3_sum.J2:rtu3_sum.J101" chart:label-cell-address="rtu3_sum.J1:rtu3_sum.J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_real</text:p>
                <draw:g>
                  <svg:desc>rtu3_sum.H1:rtu3_sum.H1</svg:desc>
                </draw:g>
              </table:table-cell>
              <table:table-cell office:value-type="string">
                <text:p>sum_dso</text:p>
                <draw:g>
                  <svg:desc>rtu3_sum.I1:rtu3_sum.I1</svg:desc>
                </draw:g>
              </table:table-cell>
              <table:table-cell office:value-type="string">
                <text:p>no_attack</text:p>
              </table:table-cell>
              <table:table-cell office:value-type="string">
                <text:p>threshold</text:p>
                <draw:g>
                  <svg:desc>rtu3_sum.J1:rtu3_sum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tu3_sum.C2:rtu3_sum.C101</svg:desc>
                </draw:g>
              </table:table-cell>
              <table:table-cell office:value-type="float" office:value="41.3339644178973">
                <text:p>41.3339644178973</text:p>
                <draw:g>
                  <svg:desc>rtu3_sum.H2:rtu3_sum.H101</svg:desc>
                </draw:g>
              </table:table-cell>
              <table:table-cell office:value-type="float" office:value="41.333964417898">
                <text:p>41.333964417898</text:p>
                <draw:g>
                  <svg:desc>rtu3_sum.I2:rtu3_sum.I101</svg:desc>
                </draw:g>
              </table:table-cell>
              <table:table-cell office:value-type="float" office:value="37.404576713057">
                <text:p>37.404576713057</text:p>
                <draw:g>
                  <svg:desc>rtu3_sum.K2:rtu3_sum.K101</svg:desc>
                </draw:g>
              </table:table-cell>
              <table:table-cell office:value-type="float" office:value="100">
                <text:p>100</text:p>
                <draw:g>
                  <svg:desc>rtu3_sum.J2:rtu3_sum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1.275823119585">
                <text:p>41.275823119585</text:p>
              </table:table-cell>
              <table:table-cell office:value-type="float" office:value="41.275823119585">
                <text:p>41.275823119585</text:p>
              </table:table-cell>
              <table:table-cell office:value-type="float" office:value="36.271029692196">
                <text:p>36.271029692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9.7075281845245">
                <text:p>39.7075281845245</text:p>
              </table:table-cell>
              <table:table-cell office:value-type="float" office:value="39.707528184525">
                <text:p>39.707528184525</text:p>
              </table:table-cell>
              <table:table-cell office:value-type="float" office:value="40.432846741633">
                <text:p>40.432846741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7.4622754919465">
                <text:p>37.4622754919465</text:p>
              </table:table-cell>
              <table:table-cell office:value-type="float" office:value="37.462275491946">
                <text:p>37.462275491946</text:p>
              </table:table-cell>
              <table:table-cell office:value-type="float" office:value="42.816034208909">
                <text:p>42.816034208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5.8863626338851">
                <text:p>35.8863626338851</text:p>
              </table:table-cell>
              <table:table-cell office:value-type="float" office:value="35.886362633885">
                <text:p>35.886362633885</text:p>
              </table:table-cell>
              <table:table-cell office:value-type="float" office:value="41.902858377704">
                <text:p>41.902858377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9.6125308043026">
                <text:p>39.6125308043026</text:p>
              </table:table-cell>
              <table:table-cell office:value-type="float" office:value="39.612530804302">
                <text:p>39.612530804302</text:p>
              </table:table-cell>
              <table:table-cell office:value-type="float" office:value="41.225453940531">
                <text:p>41.225453940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1.9742395270043">
                <text:p>41.9742395270043</text:p>
              </table:table-cell>
              <table:table-cell office:value-type="float" office:value="41.974239527004">
                <text:p>41.974239527004</text:p>
              </table:table-cell>
              <table:table-cell office:value-type="float" office:value="42.462626995201">
                <text:p>42.462626995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43.1076777312205">
                <text:p>43.1076777312205</text:p>
              </table:table-cell>
              <table:table-cell office:value-type="float" office:value="43.10767773122">
                <text:p>43.10767773122</text:p>
              </table:table-cell>
              <table:table-cell office:value-type="float" office:value="39.144856083283">
                <text:p>39.144856083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6.9744258032912">
                <text:p>36.9744258032912</text:p>
              </table:table-cell>
              <table:table-cell office:value-type="float" office:value="36.974425803292">
                <text:p>36.974425803292</text:p>
              </table:table-cell>
              <table:table-cell office:value-type="float" office:value="37.543937432775">
                <text:p>37.543937432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8.0228837007043">
                <text:p>38.0228837007043</text:p>
              </table:table-cell>
              <table:table-cell office:value-type="float" office:value="38.022883700704">
                <text:p>38.022883700704</text:p>
              </table:table-cell>
              <table:table-cell office:value-type="float" office:value="39.094801114517">
                <text:p>39.094801114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41.5810875072249">
                <text:p>41.5810875072249</text:p>
              </table:table-cell>
              <table:table-cell office:value-type="float" office:value="41.581087507225">
                <text:p>41.581087507225</text:p>
              </table:table-cell>
              <table:table-cell office:value-type="float" office:value="43.478092050169">
                <text:p>43.478092050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38.1080946102363">
                <text:p>38.1080946102363</text:p>
              </table:table-cell>
              <table:table-cell office:value-type="float" office:value="38.108094610236">
                <text:p>38.108094610236</text:p>
              </table:table-cell>
              <table:table-cell office:value-type="float" office:value="39.699658972671">
                <text:p>39.699658972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8.3349152121592">
                <text:p>38.3349152121592</text:p>
              </table:table-cell>
              <table:table-cell office:value-type="float" office:value="38.33491521216">
                <text:p>38.33491521216</text:p>
              </table:table-cell>
              <table:table-cell office:value-type="float" office:value="41.534250996879">
                <text:p>41.534250996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7.6720508053883">
                <text:p>37.6720508053883</text:p>
              </table:table-cell>
              <table:table-cell office:value-type="float" office:value="37.672050805388">
                <text:p>37.672050805388</text:p>
              </table:table-cell>
              <table:table-cell office:value-type="float" office:value="41.111475947664">
                <text:p>41.111475947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40.9765714070469">
                <text:p>40.9765714070469</text:p>
              </table:table-cell>
              <table:table-cell office:value-type="float" office:value="40.976571407047">
                <text:p>40.976571407047</text:p>
              </table:table-cell>
              <table:table-cell office:value-type="float" office:value="36.718287138951">
                <text:p>36.718287138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44.563323220006">
                <text:p>44.563323220006</text:p>
              </table:table-cell>
              <table:table-cell office:value-type="float" office:value="44.563323220006">
                <text:p>44.563323220006</text:p>
              </table:table-cell>
              <table:table-cell office:value-type="float" office:value="40.914118941329">
                <text:p>40.914118941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38.9676392212335">
                <text:p>38.9676392212335</text:p>
              </table:table-cell>
              <table:table-cell office:value-type="float" office:value="38.967639221234">
                <text:p>38.967639221234</text:p>
              </table:table-cell>
              <table:table-cell office:value-type="float" office:value="38.641955506497">
                <text:p>38.641955506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35.7400056605085">
                <text:p>35.7400056605085</text:p>
              </table:table-cell>
              <table:table-cell office:value-type="float" office:value="35.740005660508">
                <text:p>35.740005660508</text:p>
              </table:table-cell>
              <table:table-cell office:value-type="float" office:value="42.500417789726">
                <text:p>42.500417789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40.5425489500482">
                <text:p>40.5425489500482</text:p>
              </table:table-cell>
              <table:table-cell office:value-type="float" office:value="40.542548950048">
                <text:p>40.542548950048</text:p>
              </table:table-cell>
              <table:table-cell office:value-type="float" office:value="33.437303593584">
                <text:p>33.437303593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79.5047492692206">
                <text:p>79.5047492692206</text:p>
              </table:table-cell>
              <table:table-cell office:value-type="float" office:value="39.822753631738">
                <text:p>39.822753631738</text:p>
              </table:table-cell>
              <table:table-cell office:value-type="float" office:value="80.67898702797">
                <text:p>80.67898702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76.5209151980862">
                <text:p>76.5209151980862</text:p>
              </table:table-cell>
              <table:table-cell office:value-type="float" office:value="37.897732467124">
                <text:p>37.897732467124</text:p>
              </table:table-cell>
              <table:table-cell office:value-type="float" office:value="32.52698422316">
                <text:p>32.52698422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82.807650131465">
                <text:p>82.807650131465</text:p>
              </table:table-cell>
              <table:table-cell office:value-type="float" office:value="42.23943944136">
                <text:p>42.23943944136</text:p>
              </table:table-cell>
              <table:table-cell office:value-type="float" office:value="30.048696024428">
                <text:p>30.048696024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81.0658971337707">
                <text:p>81.0658971337707</text:p>
              </table:table-cell>
              <table:table-cell office:value-type="float" office:value="40.515803348248">
                <text:p>40.515803348248</text:p>
              </table:table-cell>
              <table:table-cell office:value-type="float" office:value="28.312276572403">
                <text:p>28.312276572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81.3387055131024">
                <text:p>81.3387055131024</text:p>
              </table:table-cell>
              <table:table-cell office:value-type="float" office:value="40.340194793654">
                <text:p>40.340194793654</text:p>
              </table:table-cell>
              <table:table-cell office:value-type="float" office:value="29.942403247247">
                <text:p>29.942403247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77.6086586266143">
                <text:p>77.6086586266143</text:p>
              </table:table-cell>
              <table:table-cell office:value-type="float" office:value="40.234650428203">
                <text:p>40.234650428203</text:p>
              </table:table-cell>
              <table:table-cell office:value-type="float" office:value="29.664101696253">
                <text:p>29.664101696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81.5313497399875">
                <text:p>81.5313497399875</text:p>
              </table:table-cell>
              <table:table-cell office:value-type="float" office:value="41.064358185495">
                <text:p>41.064358185495</text:p>
              </table:table-cell>
              <table:table-cell office:value-type="float" office:value="28.07404953494">
                <text:p>28.07404953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78.9098676466107">
                <text:p>78.9098676466107</text:p>
              </table:table-cell>
              <table:table-cell office:value-type="float" office:value="40.121805897279">
                <text:p>40.121805897279</text:p>
              </table:table-cell>
              <table:table-cell office:value-type="float" office:value="26.684332284769">
                <text:p>26.684332284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75.6304251320452">
                <text:p>75.6304251320452</text:p>
              </table:table-cell>
              <table:table-cell office:value-type="float" office:value="39.04419168238">
                <text:p>39.04419168238</text:p>
              </table:table-cell>
              <table:table-cell office:value-type="float" office:value="30.012981758582">
                <text:p>30.012981758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78.5683588904966">
                <text:p>78.5683588904966</text:p>
              </table:table-cell>
              <table:table-cell office:value-type="float" office:value="39.418566512429">
                <text:p>39.418566512429</text:p>
              </table:table-cell>
              <table:table-cell office:value-type="float" office:value="29.222535986833">
                <text:p>29.222535986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78.4866061806835">
                <text:p>78.4866061806835</text:p>
              </table:table-cell>
              <table:table-cell office:value-type="float" office:value="40.592024908143">
                <text:p>40.592024908143</text:p>
              </table:table-cell>
              <table:table-cell office:value-type="float" office:value="29.610301070133">
                <text:p>29.610301070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76.3636502457683">
                <text:p>76.3636502457683</text:p>
              </table:table-cell>
              <table:table-cell office:value-type="float" office:value="38.316058372187">
                <text:p>38.316058372187</text:p>
              </table:table-cell>
              <table:table-cell office:value-type="float" office:value="32.235194479516">
                <text:p>32.235194479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78.5658253771871">
                <text:p>78.5658253771871</text:p>
              </table:table-cell>
              <table:table-cell office:value-type="float" office:value="38.179812051085">
                <text:p>38.179812051085</text:p>
              </table:table-cell>
              <table:table-cell office:value-type="float" office:value="30.598363761374">
                <text:p>30.598363761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77.230408572603">
                <text:p>77.230408572603</text:p>
              </table:table-cell>
              <table:table-cell office:value-type="float" office:value="39.353220494889">
                <text:p>39.353220494889</text:p>
              </table:table-cell>
              <table:table-cell office:value-type="float" office:value="29.828003409282">
                <text:p>29.828003409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84.729428089231">
                <text:p>84.729428089231</text:p>
              </table:table-cell>
              <table:table-cell office:value-type="float" office:value="44.186276745842">
                <text:p>44.186276745842</text:p>
              </table:table-cell>
              <table:table-cell office:value-type="float" office:value="28.855913799992">
                <text:p>28.855913799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83.306432549734">
                <text:p>83.306432549734</text:p>
              </table:table-cell>
              <table:table-cell office:value-type="float" office:value="44.26769170286">
                <text:p>44.26769170286</text:p>
              </table:table-cell>
              <table:table-cell office:value-type="float" office:value="28.525956074728">
                <text:p>28.525956074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81.1481698038514">
                <text:p>81.1481698038514</text:p>
              </table:table-cell>
              <table:table-cell office:value-type="float" office:value="40.350213091434">
                <text:p>40.350213091434</text:p>
              </table:table-cell>
              <table:table-cell office:value-type="float" office:value="30.482231376035">
                <text:p>30.482231376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80.6010593413992">
                <text:p>80.6010593413992</text:p>
              </table:table-cell>
              <table:table-cell office:value-type="float" office:value="41.670612307258">
                <text:p>41.670612307258</text:p>
              </table:table-cell>
              <table:table-cell office:value-type="float" office:value="30.515463415878">
                <text:p>30.515463415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76.783029419081">
                <text:p>76.783029419081</text:p>
              </table:table-cell>
              <table:table-cell office:value-type="float" office:value="38.695560197897">
                <text:p>38.695560197897</text:p>
              </table:table-cell>
              <table:table-cell office:value-type="float" office:value="30.228784469083">
                <text:p>30.228784469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73.827697450456">
                <text:p>73.827697450456</text:p>
              </table:table-cell>
              <table:table-cell office:value-type="float" office:value="36.618065388913">
                <text:p>36.618065388913</text:p>
              </table:table-cell>
              <table:table-cell office:value-type="float" office:value="29.647464850044">
                <text:p>29.647464850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81.6635714310207">
                <text:p>81.6635714310207</text:p>
              </table:table-cell>
              <table:table-cell office:value-type="float" office:value="41.359095769422">
                <text:p>41.359095769422</text:p>
              </table:table-cell>
              <table:table-cell office:value-type="float" office:value="29.503227189541">
                <text:p>29.503227189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77.1488205127843">
                <text:p>77.1488205127843</text:p>
              </table:table-cell>
              <table:table-cell office:value-type="float" office:value="37.113935089921">
                <text:p>37.113935089921</text:p>
              </table:table-cell>
              <table:table-cell office:value-type="float" office:value="30.733759251944">
                <text:p>30.733759251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78.6004143128255">
                <text:p>78.6004143128255</text:p>
              </table:table-cell>
              <table:table-cell office:value-type="float" office:value="39.015379329743">
                <text:p>39.015379329743</text:p>
              </table:table-cell>
              <table:table-cell office:value-type="float" office:value="29.270018798192">
                <text:p>29.270018798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84.474008768662">
                <text:p>84.474008768662</text:p>
              </table:table-cell>
              <table:table-cell office:value-type="float" office:value="42.608414033494">
                <text:p>42.608414033494</text:p>
              </table:table-cell>
              <table:table-cell office:value-type="float" office:value="32.580570549488">
                <text:p>32.580570549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79.9895098058148">
                <text:p>79.9895098058148</text:p>
              </table:table-cell>
              <table:table-cell office:value-type="float" office:value="41.968591458399">
                <text:p>41.968591458399</text:p>
              </table:table-cell>
              <table:table-cell office:value-type="float" office:value="29.285703745383">
                <text:p>29.285703745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82.314887164414">
                <text:p>82.314887164414</text:p>
              </table:table-cell>
              <table:table-cell office:value-type="float" office:value="43.401744238366">
                <text:p>43.401744238366</text:p>
              </table:table-cell>
              <table:table-cell office:value-type="float" office:value="30.027524725724">
                <text:p>30.027524725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80.6967034473605">
                <text:p>80.6967034473605</text:p>
              </table:table-cell>
              <table:table-cell office:value-type="float" office:value="40.446800342772">
                <text:p>40.446800342772</text:p>
              </table:table-cell>
              <table:table-cell office:value-type="float" office:value="31.454381774989">
                <text:p>31.454381774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82.069144085645">
                <text:p>82.069144085645</text:p>
              </table:table-cell>
              <table:table-cell office:value-type="float" office:value="42.364057630672">
                <text:p>42.364057630672</text:p>
              </table:table-cell>
              <table:table-cell office:value-type="float" office:value="30.591698886069">
                <text:p>30.591698886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75.3952815384141">
                <text:p>75.3952815384141</text:p>
              </table:table-cell>
              <table:table-cell office:value-type="float" office:value="37.819847900193">
                <text:p>37.819847900193</text:p>
              </table:table-cell>
              <table:table-cell office:value-type="float" office:value="30.38009452249">
                <text:p>30.38009452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81.792059990961">
                <text:p>81.792059990961</text:p>
              </table:table-cell>
              <table:table-cell office:value-type="float" office:value="42.370597455384">
                <text:p>42.370597455384</text:p>
              </table:table-cell>
              <table:table-cell office:value-type="float" office:value="33.033324063722">
                <text:p>33.033324063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79.1768132859587">
                <text:p>79.1768132859587</text:p>
              </table:table-cell>
              <table:table-cell office:value-type="float" office:value="41.065352360327">
                <text:p>41.065352360327</text:p>
              </table:table-cell>
              <table:table-cell office:value-type="float" office:value="32.123768420818">
                <text:p>32.123768420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75.6344551788019">
                <text:p>75.6344551788019</text:p>
              </table:table-cell>
              <table:table-cell office:value-type="float" office:value="37.849550813721">
                <text:p>37.849550813721</text:p>
              </table:table-cell>
              <table:table-cell office:value-type="float" office:value="30.997983862787">
                <text:p>30.997983862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80.473862132743">
                <text:p>80.473862132743</text:p>
              </table:table-cell>
              <table:table-cell office:value-type="float" office:value="41.856420403037">
                <text:p>41.856420403037</text:p>
              </table:table-cell>
              <table:table-cell office:value-type="float" office:value="29.84696527729">
                <text:p>29.84696527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75.2772000501287">
                <text:p>75.2772000501287</text:p>
              </table:table-cell>
              <table:table-cell office:value-type="float" office:value="37.181897675443">
                <text:p>37.181897675443</text:p>
              </table:table-cell>
              <table:table-cell office:value-type="float" office:value="31.259916459665">
                <text:p>31.259916459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82.0852960296197">
                <text:p>82.0852960296197</text:p>
              </table:table-cell>
              <table:table-cell office:value-type="float" office:value="40.631904814909">
                <text:p>40.631904814909</text:p>
              </table:table-cell>
              <table:table-cell office:value-type="float" office:value="30.408387867896">
                <text:p>30.408387867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79.4871833658529">
                <text:p>79.4871833658529</text:p>
              </table:table-cell>
              <table:table-cell office:value-type="float" office:value="38.901259306016">
                <text:p>38.901259306016</text:p>
              </table:table-cell>
              <table:table-cell office:value-type="float" office:value="30.372369275896">
                <text:p>30.372369275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82.775515243121">
                <text:p>82.775515243121</text:p>
              </table:table-cell>
              <table:table-cell office:value-type="float" office:value="43.211294365294">
                <text:p>43.211294365294</text:p>
              </table:table-cell>
              <table:table-cell office:value-type="float" office:value="29.567639024962">
                <text:p>29.567639024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76.4493166386202">
                <text:p>76.4493166386202</text:p>
              </table:table-cell>
              <table:table-cell office:value-type="float" office:value="38.617528790443">
                <text:p>38.617528790443</text:p>
              </table:table-cell>
              <table:table-cell office:value-type="float" office:value="29.219476575566">
                <text:p>29.219476575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75.8844906871074">
                <text:p>75.8844906871074</text:p>
              </table:table-cell>
              <table:table-cell office:value-type="float" office:value="38.007131442713">
                <text:p>38.007131442713</text:p>
              </table:table-cell>
              <table:table-cell office:value-type="float" office:value="31.049474256281">
                <text:p>31.049474256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79.0558760521281">
                <text:p>79.0558760521281</text:p>
              </table:table-cell>
              <table:table-cell office:value-type="float" office:value="40.653040772087">
                <text:p>40.653040772087</text:p>
              </table:table-cell>
              <table:table-cell office:value-type="float" office:value="29.34820114323">
                <text:p>29.34820114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78.9690859841997">
                <text:p>78.9690859841997</text:p>
              </table:table-cell>
              <table:table-cell office:value-type="float" office:value="38.929776321611">
                <text:p>38.929776321611</text:p>
              </table:table-cell>
              <table:table-cell office:value-type="float" office:value="30.374930462135">
                <text:p>30.374930462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80.0910104057513">
                <text:p>80.0910104057513</text:p>
              </table:table-cell>
              <table:table-cell office:value-type="float" office:value="40.380726617932">
                <text:p>40.380726617932</text:p>
              </table:table-cell>
              <table:table-cell office:value-type="float" office:value="28.931059167139">
                <text:p>28.931059167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75.6352313561498">
                <text:p>75.6352313561498</text:p>
              </table:table-cell>
              <table:table-cell office:value-type="float" office:value="41.032674179491">
                <text:p>41.032674179491</text:p>
              </table:table-cell>
              <table:table-cell office:value-type="float" office:value="30.842445052672">
                <text:p>30.842445052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79.5617197670056">
                <text:p>79.5617197670056</text:p>
              </table:table-cell>
              <table:table-cell office:value-type="float" office:value="39.078341856101">
                <text:p>39.078341856101</text:p>
              </table:table-cell>
              <table:table-cell office:value-type="float" office:value="30.513939154828">
                <text:p>30.513939154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77.6284714955762">
                <text:p>77.6284714955762</text:p>
              </table:table-cell>
              <table:table-cell office:value-type="float" office:value="38.429285908995">
                <text:p>38.429285908995</text:p>
              </table:table-cell>
              <table:table-cell office:value-type="float" office:value="31.033906189378">
                <text:p>31.033906189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79.323715433929">
                <text:p>79.323715433929</text:p>
              </table:table-cell>
              <table:table-cell office:value-type="float" office:value="39.834305764072">
                <text:p>39.834305764072</text:p>
              </table:table-cell>
              <table:table-cell office:value-type="float" office:value="28.943549875454">
                <text:p>28.943549875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79.7422482065643">
                <text:p>79.7422482065643</text:p>
              </table:table-cell>
              <table:table-cell office:value-type="float" office:value="41.398654397806">
                <text:p>41.398654397806</text:p>
              </table:table-cell>
              <table:table-cell office:value-type="float" office:value="28.064807822371">
                <text:p>28.064807822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84.5651661942">
                <text:p>84.5651661942</text:p>
              </table:table-cell>
              <table:table-cell office:value-type="float" office:value="45.436501411976">
                <text:p>45.436501411976</text:p>
              </table:table-cell>
              <table:table-cell office:value-type="float" office:value="29.859652274981">
                <text:p>29.859652274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76.5956670641581">
                <text:p>76.5956670641581</text:p>
              </table:table-cell>
              <table:table-cell office:value-type="float" office:value="37.998008421297">
                <text:p>37.998008421297</text:p>
              </table:table-cell>
              <table:table-cell office:value-type="float" office:value="31.055053798835">
                <text:p>31.055053798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81.703839516051">
                <text:p>81.703839516051</text:p>
              </table:table-cell>
              <table:table-cell office:value-type="float" office:value="42.331471357419">
                <text:p>42.331471357419</text:p>
              </table:table-cell>
              <table:table-cell office:value-type="float" office:value="29.738482897157">
                <text:p>29.738482897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79.4203792996013">
                <text:p>79.4203792996013</text:p>
              </table:table-cell>
              <table:table-cell office:value-type="float" office:value="39.578551104911">
                <text:p>39.578551104911</text:p>
              </table:table-cell>
              <table:table-cell office:value-type="float" office:value="31.753096862261">
                <text:p>31.753096862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81.029110477481">
                <text:p>81.029110477481</text:p>
              </table:table-cell>
              <table:table-cell office:value-type="float" office:value="40.321097567687">
                <text:p>40.321097567687</text:p>
              </table:table-cell>
              <table:table-cell office:value-type="float" office:value="31.229571067082">
                <text:p>31.229571067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78.4170274492757">
                <text:p>78.4170274492757</text:p>
              </table:table-cell>
              <table:table-cell office:value-type="float" office:value="38.403545103697">
                <text:p>38.403545103697</text:p>
              </table:table-cell>
              <table:table-cell office:value-type="float" office:value="33.761080435179">
                <text:p>33.761080435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77.37883596289">
                <text:p>77.37883596289</text:p>
              </table:table-cell>
              <table:table-cell office:value-type="float" office:value="41.24794280651">
                <text:p>41.24794280651</text:p>
              </table:table-cell>
              <table:table-cell office:value-type="float" office:value="31.388559615531">
                <text:p>31.388559615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79.6437674487563">
                <text:p>79.6437674487563</text:p>
              </table:table-cell>
              <table:table-cell office:value-type="float" office:value="41.033766821929">
                <text:p>41.033766821929</text:p>
              </table:table-cell>
              <table:table-cell office:value-type="float" office:value="29.069305632087">
                <text:p>29.069305632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79.7933749285587">
                <text:p>79.7933749285587</text:p>
              </table:table-cell>
              <table:table-cell office:value-type="float" office:value="41.257762984523">
                <text:p>41.257762984523</text:p>
              </table:table-cell>
              <table:table-cell office:value-type="float" office:value="30.628415819172">
                <text:p>30.628415819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84.280022414956">
                <text:p>84.280022414956</text:p>
              </table:table-cell>
              <table:table-cell office:value-type="float" office:value="42.895922900182">
                <text:p>42.895922900182</text:p>
              </table:table-cell>
              <table:table-cell office:value-type="float" office:value="29.630549967287">
                <text:p>29.630549967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83.0873275899104">
                <text:p>83.0873275899104</text:p>
              </table:table-cell>
              <table:table-cell office:value-type="float" office:value="40.893477841862">
                <text:p>40.893477841862</text:p>
              </table:table-cell>
              <table:table-cell office:value-type="float" office:value="29.767924906347">
                <text:p>29.767924906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77.8343695667985">
                <text:p>77.8343695667985</text:p>
              </table:table-cell>
              <table:table-cell office:value-type="float" office:value="38.762529041128">
                <text:p>38.762529041128</text:p>
              </table:table-cell>
              <table:table-cell office:value-type="float" office:value="29.567600455591">
                <text:p>29.567600455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77.0025867561023">
                <text:p>77.0025867561023</text:p>
              </table:table-cell>
              <table:table-cell office:value-type="float" office:value="39.005721357575">
                <text:p>39.005721357575</text:p>
              </table:table-cell>
              <table:table-cell office:value-type="float" office:value="31.173737398162">
                <text:p>31.173737398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85.5464335145062">
                <text:p>85.5464335145062</text:p>
              </table:table-cell>
              <table:table-cell office:value-type="float" office:value="42.78899620843">
                <text:p>42.78899620843</text:p>
              </table:table-cell>
              <table:table-cell office:value-type="float" office:value="30.517315322968">
                <text:p>30.517315322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80.9080885980707">
                <text:p>80.9080885980707</text:p>
              </table:table-cell>
              <table:table-cell office:value-type="float" office:value="41.003664385609">
                <text:p>41.003664385609</text:p>
              </table:table-cell>
              <table:table-cell office:value-type="float" office:value="29.948630232458">
                <text:p>29.948630232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79.695438709485">
                <text:p>79.695438709485</text:p>
              </table:table-cell>
              <table:table-cell office:value-type="float" office:value="39.675989080259">
                <text:p>39.675989080259</text:p>
              </table:table-cell>
              <table:table-cell office:value-type="float" office:value="27.833223042885">
                <text:p>27.833223042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80.7364634817683">
                <text:p>80.7364634817683</text:p>
              </table:table-cell>
              <table:table-cell office:value-type="float" office:value="41.84676894403">
                <text:p>41.84676894403</text:p>
              </table:table-cell>
              <table:table-cell office:value-type="float" office:value="28.781264360673">
                <text:p>28.781264360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77.7250986907769">
                <text:p>77.7250986907769</text:p>
              </table:table-cell>
              <table:table-cell office:value-type="float" office:value="38.973333773431">
                <text:p>38.973333773431</text:p>
              </table:table-cell>
              <table:table-cell office:value-type="float" office:value="31.290746980351">
                <text:p>31.290746980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80.9037974476016">
                <text:p>80.9037974476016</text:p>
              </table:table-cell>
              <table:table-cell office:value-type="float" office:value="40.700822303876">
                <text:p>40.700822303876</text:p>
              </table:table-cell>
              <table:table-cell office:value-type="float" office:value="30.590002597752">
                <text:p>30.590002597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78.9673274043431">
                <text:p>78.9673274043431</text:p>
              </table:table-cell>
              <table:table-cell office:value-type="float" office:value="39.897347277837">
                <text:p>39.897347277837</text:p>
              </table:table-cell>
              <table:table-cell office:value-type="float" office:value="26.293845028627">
                <text:p>26.293845028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81.075938394031">
                <text:p>81.075938394031</text:p>
              </table:table-cell>
              <table:table-cell office:value-type="float" office:value="42.761606617995">
                <text:p>42.761606617995</text:p>
              </table:table-cell>
              <table:table-cell office:value-type="float" office:value="31.730218810378">
                <text:p>31.730218810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79.775593027465">
                <text:p>79.775593027465</text:p>
              </table:table-cell>
              <table:table-cell office:value-type="float" office:value="40.733864764655">
                <text:p>40.733864764655</text:p>
              </table:table-cell>
              <table:table-cell office:value-type="float" office:value="31.558230074747">
                <text:p>31.558230074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79.554942802113">
                <text:p>79.554942802113</text:p>
              </table:table-cell>
              <table:table-cell office:value-type="float" office:value="42.045910112596">
                <text:p>42.045910112596</text:p>
              </table:table-cell>
              <table:table-cell office:value-type="float" office:value="28.14510570291">
                <text:p>28.14510570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82.112181623422">
                <text:p>82.112181623422</text:p>
              </table:table-cell>
              <table:table-cell office:value-type="float" office:value="42.717591221343">
                <text:p>42.717591221343</text:p>
              </table:table-cell>
              <table:table-cell office:value-type="float" office:value="30.903819353206">
                <text:p>30.903819353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78.5162205602536">
                <text:p>78.5162205602536</text:p>
              </table:table-cell>
              <table:table-cell office:value-type="float" office:value="39.913462750022">
                <text:p>39.913462750022</text:p>
              </table:table-cell>
              <table:table-cell office:value-type="float" office:value="31.445720466559">
                <text:p>31.445720466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83.15365629491">
                <text:p>83.15365629491</text:p>
              </table:table-cell>
              <table:table-cell office:value-type="float" office:value="42.352829233461">
                <text:p>42.352829233461</text:p>
              </table:table-cell>
              <table:table-cell office:value-type="float" office:value="26.442899225554">
                <text:p>26.442899225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80.947072859263">
                <text:p>80.947072859263</text:p>
              </table:table-cell>
              <table:table-cell office:value-type="float" office:value="43.627405599718">
                <text:p>43.627405599718</text:p>
              </table:table-cell>
              <table:table-cell office:value-type="float" office:value="31.364573329386">
                <text:p>31.364573329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82.438892489291">
                <text:p>82.438892489291</text:p>
              </table:table-cell>
              <table:table-cell office:value-type="float" office:value="42.810479400765">
                <text:p>42.810479400765</text:p>
              </table:table-cell>
              <table:table-cell office:value-type="float" office:value="30.14045121873">
                <text:p>30.14045121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79.9079456714778">
                <text:p>79.9079456714778</text:p>
              </table:table-cell>
              <table:table-cell office:value-type="float" office:value="40.545815977083">
                <text:p>40.545815977083</text:p>
              </table:table-cell>
              <table:table-cell office:value-type="float" office:value="28.863748271651">
                <text:p>28.863748271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79.770864350448">
                <text:p>79.770864350448</text:p>
              </table:table-cell>
              <table:table-cell office:value-type="float" office:value="41.797768385176">
                <text:p>41.797768385176</text:p>
              </table:table-cell>
              <table:table-cell office:value-type="float" office:value="28.228894025448">
                <text:p>28.228894025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81.4937834951253">
                <text:p>81.4937834951253</text:p>
              </table:table-cell>
              <table:table-cell office:value-type="float" office:value="41.538075463824">
                <text:p>41.538075463824</text:p>
              </table:table-cell>
              <table:table-cell office:value-type="float" office:value="30.249877276546">
                <text:p>30.249877276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79.522124737764">
                <text:p>79.522124737764</text:p>
              </table:table-cell>
              <table:table-cell office:value-type="float" office:value="39.038774697982">
                <text:p>39.038774697982</text:p>
              </table:table-cell>
              <table:table-cell office:value-type="float" office:value="31.168021674371">
                <text:p>31.168021674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83.468534365296">
                <text:p>83.468534365296</text:p>
              </table:table-cell>
              <table:table-cell office:value-type="float" office:value="42.475687814205">
                <text:p>42.475687814205</text:p>
              </table:table-cell>
              <table:table-cell office:value-type="float" office:value="32.454047681805">
                <text:p>32.454047681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78.1742571587962">
                <text:p>78.1742571587962</text:p>
              </table:table-cell>
              <table:table-cell office:value-type="float" office:value="40.358350754653">
                <text:p>40.358350754653</text:p>
              </table:table-cell>
              <table:table-cell office:value-type="float" office:value="30.588810649343">
                <text:p>30.58881064934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